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ed30" officeooo:paragraph-rsid="0013ed30"/>
    </style:style>
    <style:style style:name="P2" style:family="paragraph" style:parent-style-name="Standard">
      <style:text-properties officeooo:rsid="0013ed30" officeooo:paragraph-rsid="0014efde"/>
    </style:style>
    <style:style style:name="P3" style:family="paragraph" style:parent-style-name="Standard">
      <style:text-properties officeooo:rsid="0013ed30" officeooo:paragraph-rsid="00166f56"/>
    </style:style>
    <style:style style:name="P4" style:family="paragraph" style:parent-style-name="Standard">
      <style:text-properties officeooo:rsid="0014efde" officeooo:paragraph-rsid="0014efde"/>
    </style:style>
    <style:style style:name="P5" style:family="paragraph" style:parent-style-name="Standard">
      <style:text-properties officeooo:rsid="00166f56" officeooo:paragraph-rsid="00166f56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3ed30" officeooo:paragraph-rsid="0013ed30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4efde" officeooo:paragraph-rsid="0014efde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4efde" officeooo:paragraph-rsid="0013ed30"/>
    </style:style>
    <style:style style:name="T1" style:family="text">
      <style:text-properties officeooo:rsid="0014ef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Experiment No. 2</text:p>
      <text:p text:style-name="P1">#Create a TCP Connection</text:p>
      <text:p text:style-name="P1"/>
      <text:p text:style-name="P1">MANAVESH NARENDRA</text:p>
      <text:p text:style-name="P1">CS-A S7 </text:p>
      <text:p text:style-name="P1">Reg: 20219053</text:p>
      <text:p text:style-name="P1"/>
      <text:p text:style-name="P1">client.py</text:p>
      <text:p text:style-name="P1"/>
      <text:p text:style-name="P1">import socket</text:p>
      <text:p text:style-name="P1"/>
      <text:p text:style-name="P1">IP = '127.0.0.1'</text:p>
      <text:p text:style-name="P1">PORT = 12345</text:p>
      <text:p text:style-name="P1"/>
      <text:p text:style-name="P1"/>
      <text:p text:style-name="P1">def main():</text:p>
      <text:p text:style-name="P1"><text:s text:c="4"/>server = socket.socket(socket.AF_INET, socket.SOCK_STREAM)</text:p>
      <text:p text:style-name="P1"><text:s text:c="4"/>#server.bind((IP, PORT))</text:p>
      <text:p text:style-name="P1"><text:s text:c="4"/># server.listen(10)</text:p>
      <text:p text:style-name="P1"/>
      <text:p text:style-name="P1"><text:s text:c="4"/>server.connect((IP, PORT))</text:p>
      <text:p text:style-name="P1"/>
      <text:p text:style-name="P1"/>
      <text:p text:style-name="P1">if __name__ == '__main__':</text:p>
      <text:p text:style-name="P1"><text:s text:c="4"/>main()</text:p>
      <text:p text:style-name="P1"/>
      <text:p text:style-name="P1">server.py</text:p>
      <text:p text:style-name="P1"/>
      <text:p text:style-name="P1">import socket</text:p>
      <text:p text:style-name="P1"/>
      <text:p text:style-name="P1">IP = '127.0.0.1'</text:p>
      <text:p text:style-name="P1">PORT = 12345</text:p>
      <text:p text:style-name="P1"/>
      <text:p text:style-name="P1"/>
      <text:p text:style-name="P1">def main():</text:p>
      <text:p text:style-name="P1"><text:s text:c="4"/>server = socket.socket(socket.AF_INET, socket.SOCK_STREAM)</text:p>
      <text:p text:style-name="P1"><text:s text:c="4"/>server.bind((IP, PORT))</text:p>
      <text:p text:style-name="P1"><text:s text:c="4"/>server.listen(10)</text:p>
      <text:p text:style-name="P1"/>
      <text:p text:style-name="P1"><text:s text:c="4"/>while True:</text:p>
      <text:p text:style-name="P1"><text:s text:c="8"/>client, address = server.accept()</text:p>
      <text:p text:style-name="P1"><text:s text:c="8"/>print(f"Connected to {address[0]} <text:s/>:{address[1]}")</text:p>
      <text:p text:style-name="P1"><text:s text:c="8"/>break</text:p>
      <text:p text:style-name="P1"/>
      <text:p text:style-name="P1"/>
      <text:p text:style-name="P1">if __name__ == '__main__':</text:p>
      <text:p text:style-name="P1"><text:s text:c="4"/>main()</text:p>
      <text:p text:style-name="P1"/>
      <text:p text:style-name="P4">OUTPUT:</text:p>
      <text:p text:style-name="P4"/>
      <text:p text:style-name="P4">20219053@csadmin-OptiPlex-3050:~/Desktop/nw/TCP_Connection$ python3 server.py</text:p>
      <text:p text:style-name="P4">Connected to 127.0.0.1 <text:s/>:55618</text:p>
      <text:p text:style-name="P6"><text:soft-page-break/></text:p>
      <text:p text:style-name="P1"/>
      <text:p text:style-name="P1">#Experiment No. 3</text:p>
      <text:p text:style-name="P1">#Create a UDP Connection</text:p>
      <text:p text:style-name="P1"/>
      <text:p text:style-name="P1">MANAVESH NARENDRA</text:p>
      <text:p text:style-name="P1">CS-A S7 </text:p>
      <text:p text:style-name="P1">Reg: 20219053</text:p>
      <text:p text:style-name="P1"/>
      <text:p text:style-name="P1">client.py</text:p>
      <text:p text:style-name="P1"/>
      <text:p text:style-name="P1">import socket</text:p>
      <text:p text:style-name="P1">IP = '127.0.0.1'</text:p>
      <text:p text:style-name="P1">PORT = 12345</text:p>
      <text:p text:style-name="P1"/>
      <text:p text:style-name="P1"/>
      <text:p text:style-name="P1">def main():</text:p>
      <text:p text:style-name="P1"><text:s text:c="4"/>client = socket.socket(socket.AF_INET, socket.SOCK_DGRAM)</text:p>
      <text:p text:style-name="P1"><text:s text:c="4"/>#server.bind((IP, PORT))</text:p>
      <text:p text:style-name="P1"/>
      <text:p text:style-name="P1"><text:s text:c="4"/>t = input("Enter : ")</text:p>
      <text:p text:style-name="P1"><text:s text:c="4"/>client.sendto(bytes(t, "utf-8"), (IP, PORT))</text:p>
      <text:p text:style-name="P1"/>
      <text:p text:style-name="P1"/>
      <text:p text:style-name="P1">if __name__ == '__main__':</text:p>
      <text:p text:style-name="P1"><text:s text:c="4"/>main()</text:p>
      <text:p text:style-name="P1"/>
      <text:p text:style-name="P1">server.py</text:p>
      <text:p text:style-name="P1"/>
      <text:p text:style-name="P1">import socket</text:p>
      <text:p text:style-name="P1"/>
      <text:p text:style-name="P1"/>
      <text:p text:style-name="P1">IP = '127.0.0.1'</text:p>
      <text:p text:style-name="P1">PORT = 12345</text:p>
      <text:p text:style-name="P1"/>
      <text:p text:style-name="P1"/>
      <text:p text:style-name="P1">def main():</text:p>
      <text:p text:style-name="P1"><text:s text:c="4"/>server = socket.socket(socket.AF_INET, socket.SOCK_DGRAM)</text:p>
      <text:p text:style-name="P1"><text:s text:c="4"/>server.bind((IP, PORT))</text:p>
      <text:p text:style-name="P1"><text:s text:c="4"/>while True:</text:p>
      <text:p text:style-name="P1"><text:s text:c="8"/>data, addr = server.recvfrom(1024)</text:p>
      <text:p text:style-name="P1"><text:s text:c="8"/>print(f"Connected to UDP via {addr[0]}:{addr[1]}")</text:p>
      <text:p text:style-name="P1"><text:s text:c="8"/>print("Data received from Client is : {}".format(data.decode('utf8')))</text:p>
      <text:p text:style-name="P1"><text:s text:c="8"/>break</text:p>
      <text:p text:style-name="P1"/>
      <text:p text:style-name="P1"/>
      <text:p text:style-name="P1">if __name__ == '__main__':</text:p>
      <text:p text:style-name="P1"><text:s text:c="4"/>main()</text:p>
      <text:p text:style-name="P1"/>
      <text:p text:style-name="P4">OUTPUT:</text:p>
      <text:p text:style-name="P4">20219053@csadmin-OptiPlex-3050:~/Desktop/nw/UDP_Connection$ python3 client.py</text:p>
      <text:p text:style-name="P4">Enter : Hello</text:p>
      <text:p text:style-name="P4"><text:soft-page-break/>20219053@csadmin-OptiPlex-3050:~/Desktop/nw/UDP_Connection$ python3 server.py</text:p>
      <text:p text:style-name="P4">Connected to UDP via 127.0.0.1:59046</text:p>
      <text:p text:style-name="P4">Data received from Client is : Hello</text:p>
      <text:p text:style-name="P4"/>
      <text:p text:style-name="P6"/>
      <text:p text:style-name="P1"/>
      <text:p text:style-name="P1">#Experiment No. 4</text:p>
      <text:p text:style-name="P1">#Single Chat Program</text:p>
      <text:p text:style-name="P1"/>
      <text:p text:style-name="P1">MANAVESH NARENDRA</text:p>
      <text:p text:style-name="P1">CS-A S7 </text:p>
      <text:p text:style-name="P1">Reg: 20219053</text:p>
      <text:p text:style-name="P1"/>
      <text:p text:style-name="P1">client.py</text:p>
      <text:p text:style-name="P1"/>
      <text:p text:style-name="P1">from http import client</text:p>
      <text:p text:style-name="P1">import socket</text:p>
      <text:p text:style-name="P1"/>
      <text:p text:style-name="P1"/>
      <text:p text:style-name="P1">HOST = '127.0.0.1'</text:p>
      <text:p text:style-name="P1">PORTSTOC = 12340</text:p>
      <text:p text:style-name="P1">PORTCTOS = 12341</text:p>
      <text:p text:style-name="P1"/>
      <text:p text:style-name="P1"/>
      <text:p text:style-name="P1">def sendMsg(msg, socket):</text:p>
      <text:p text:style-name="P1"><text:s text:c="4"/>msg = bytes(msg, "utf-8")</text:p>
      <text:p text:style-name="P1"/>
      <text:p text:style-name="P1"><text:s text:c="4"/>socket.send(msg)</text:p>
      <text:p text:style-name="P1"><text:s text:c="4"/>print("Sent!")</text:p>
      <text:p text:style-name="P1"/>
      <text:p text:style-name="P1"/>
      <text:p text:style-name="P1">def main():</text:p>
      <text:p text:style-name="P1"><text:s text:c="4"/>conn = None</text:p>
      <text:p text:style-name="P1"><text:s text:c="4"/># just create a socket..</text:p>
      <text:p text:style-name="P1"><text:s text:c="4"/>outgoing = socket.socket(socket.AF_INET, socket.SOCK_STREAM)</text:p>
      <text:p text:style-name="P1"><text:s text:c="4"/>incoming = socket.socket(socket.AF_INET, socket.SOCK_STREAM)</text:p>
      <text:p text:style-name="P1"><text:s text:c="4"/>outgoing.connect((HOST, PORTCTOS))</text:p>
      <text:p text:style-name="P1"><text:s text:c="4"/>incoming.bind((HOST, PORTSTOC))</text:p>
      <text:p text:style-name="P1"><text:s text:c="4"/>incoming.listen(10)</text:p>
      <text:p text:style-name="P1"/>
      <text:p text:style-name="P1"><text:s text:c="4"/>while True:</text:p>
      <text:p text:style-name="P1"><text:s text:c="8"/>msg = input("Enter the Message : ")</text:p>
      <text:p text:style-name="P1"/>
      <text:p text:style-name="P1"><text:s text:c="8"/>sendMsg(msg, outgoing)</text:p>
      <text:p text:style-name="P1"><text:s text:c="8"/>if conn is None:</text:p>
      <text:p text:style-name="P1"><text:s text:c="12"/>conn, addr = incoming.accept()</text:p>
      <text:p text:style-name="P1"/>
      <text:p text:style-name="P1"><text:s text:c="8"/>data = conn.recv(1024)</text:p>
      <text:p text:style-name="P1"><text:s text:c="8"/>data = data.decode("utf-8")</text:p>
      <text:p text:style-name="P1"><text:s text:c="8"/>print("Server @ {} : {}".format(addr[1], data))</text:p>
      <text:p text:style-name="P1"/>
      <text:p text:style-name="P4"/>
      <text:p text:style-name="P1"><text:soft-page-break/>if __name__ == '__main__':</text:p>
      <text:p text:style-name="P1"><text:s text:c="4"/>main()</text:p>
      <text:p text:style-name="P1"/>
      <text:p text:style-name="P1">server.py</text:p>
      <text:p text:style-name="P1"/>
      <text:p text:style-name="P1">from http import client</text:p>
      <text:p text:style-name="P1">import socket</text:p>
      <text:p text:style-name="P1"/>
      <text:p text:style-name="P1">HOST = '127.0.0.1'</text:p>
      <text:p text:style-name="P1">PORTSTOC = 12340</text:p>
      <text:p text:style-name="P1">PORTCTOS = 12341</text:p>
      <text:p text:style-name="P1"/>
      <text:p text:style-name="P1"/>
      <text:p text:style-name="P1">def sendMsg(msg, socket):</text:p>
      <text:p text:style-name="P1"/>
      <text:p text:style-name="P1"><text:s text:c="4"/>msg = bytes(msg, "utf-8")</text:p>
      <text:p text:style-name="P1"><text:s text:c="4"/>socket.send(msg)</text:p>
      <text:p text:style-name="P1"><text:s text:c="4"/>print("Replied!")</text:p>
      <text:p text:style-name="P1"/>
      <text:p text:style-name="P1"/>
      <text:p text:style-name="P1">def main():</text:p>
      <text:p text:style-name="P1"><text:s text:c="4"/>outgoing = socket.socket(socket.AF_INET, socket.SOCK_STREAM)</text:p>
      <text:p text:style-name="P1"><text:s text:c="4"/>incoming = socket.socket(socket.AF_INET, socket.SOCK_STREAM)</text:p>
      <text:p text:style-name="P1"/>
      <text:p text:style-name="P1"><text:s text:c="4"/># MANAGE THE FIRST INCOMING SOCKET//</text:p>
      <text:p text:style-name="P1"><text:s text:c="4"/>incoming.bind((HOST, PORTCTOS))</text:p>
      <text:p text:style-name="P1"><text:s text:c="4"/>incoming.listen(10)</text:p>
      <text:p text:style-name="P1"/>
      <text:p text:style-name="P1"><text:s text:c="4"/>while True:</text:p>
      <text:p text:style-name="P1"><text:s text:c="8"/># prepare to receive the message</text:p>
      <text:p text:style-name="P1"><text:s text:c="8"/>conn, addr = incoming.accept()</text:p>
      <text:p text:style-name="P1"><text:s text:c="8"/>print(f"Listening to Client @ {addr[0]}:{addr[1]}")</text:p>
      <text:p text:style-name="P1"/>
      <text:p text:style-name="P1"><text:s text:c="8"/># prepare to send the message</text:p>
      <text:p text:style-name="P1"><text:s text:c="8"/>outgoing.connect((HOST, PORTSTOC))</text:p>
      <text:p text:style-name="P1"><text:s text:c="8"/>while True:</text:p>
      <text:p text:style-name="P1"><text:s text:c="12"/>data = conn.recv(1024)</text:p>
      <text:p text:style-name="P1"><text:s text:c="12"/>print("Client @ {} : {}".format(addr[1], data.decode('utf8')))</text:p>
      <text:p text:style-name="P1"/>
      <text:p text:style-name="P1"><text:s text:c="12"/>reply = input("Enter the reply : ")</text:p>
      <text:p text:style-name="P1"><text:s text:c="12"/>sendMsg(reply, outgoing)</text:p>
      <text:p text:style-name="P1"/>
      <text:p text:style-name="P1"/>
      <text:p text:style-name="P1">if __name__ == '__main__':</text:p>
      <text:p text:style-name="P1"><text:s text:c="4"/>main()</text:p>
      <text:p text:style-name="P1"/>
      <text:p text:style-name="P4">OUTPUT:</text:p>
      <text:p text:style-name="P4"/>
      <text:p text:style-name="P4">20219053@csadmin-OptiPlex-3050:~/Desktop/nw/SingleChat$ python3 client.py</text:p>
      <text:p text:style-name="P4">Enter the Message : Hello I am Manavesh</text:p>
      <text:p text:style-name="P4">Sent!</text:p>
      <text:p text:style-name="P4">Server @ 45948 : HI ! I am server</text:p>
      <text:p text:style-name="P4"><text:soft-page-break/>Enter the Message : bye</text:p>
      <text:p text:style-name="P4">Sent!</text:p>
      <text:p text:style-name="P4">Server @ 45948 : bye</text:p>
      <text:p text:style-name="P4"/>
      <text:p text:style-name="P4">20219053@csadmin-OptiPlex-3050:~/Desktop/nw/SingleChat$ python3 server.py</text:p>
      <text:p text:style-name="P4">Listening to Client @ 127.0.0.1:33996</text:p>
      <text:p text:style-name="P4">Client @ 33996 : Hello I am Manavesh</text:p>
      <text:p text:style-name="P4">Enter the reply : HI ! I am server</text:p>
      <text:p text:style-name="P4">Replied!</text:p>
      <text:p text:style-name="P4">Client @ 33996 : bye</text:p>
      <text:p text:style-name="P4">Enter the reply : bye</text:p>
      <text:p text:style-name="P4">Replied!</text:p>
      <text:p text:style-name="P8"/>
      <text:p text:style-name="P1"/>
      <text:p text:style-name="P1">#Experiment No. 5</text:p>
      <text:p text:style-name="P1">#MultiChat Program</text:p>
      <text:p text:style-name="P1"/>
      <text:p text:style-name="P1">MANAVESH NARENDRA</text:p>
      <text:p text:style-name="P1">CS-A S7 </text:p>
      <text:p text:style-name="P1">Reg: 20219053</text:p>
      <text:p text:style-name="P1"/>
      <text:p text:style-name="P1">client.py</text:p>
      <text:p text:style-name="P1"/>
      <text:p text:style-name="P1"># Python program to implement client side of chat room.</text:p>
      <text:p text:style-name="P1">import socket</text:p>
      <text:p text:style-name="P1">import select</text:p>
      <text:p text:style-name="P1">import sys</text:p>
      <text:p text:style-name="P1"/>
      <text:p text:style-name="P1">server = socket.socket(socket.AF_INET, socket.SOCK_STREAM)</text:p>
      <text:p text:style-name="P1"/>
      <text:p text:style-name="P1">IP_address = '127.0.0.1'</text:p>
      <text:p text:style-name="P1">Port = 2005</text:p>
      <text:p text:style-name="P1">server.connect((IP_address, Port))</text:p>
      <text:p text:style-name="P1"/>
      <text:p text:style-name="P1">while True:</text:p>
      <text:p text:style-name="P1"/>
      <text:p text:style-name="P1"><text:tab/># maintains a list of possible input streams</text:p>
      <text:p text:style-name="P1"><text:tab/>sockets_list = [sys.stdin, server]</text:p>
      <text:p text:style-name="P1"/>
      <text:p text:style-name="P1"/>
      <text:p text:style-name="P1"><text:tab/>read_sockets,write_socket, error_socket = select.select(sockets_list,[],[])</text:p>
      <text:p text:style-name="P1"/>
      <text:p text:style-name="P1"><text:tab/>for socks in read_sockets:</text:p>
      <text:p text:style-name="P1"><text:tab/><text:tab/>if socks == server:</text:p>
      <text:p text:style-name="P1"><text:tab/><text:tab/><text:tab/>message = socks.recv(2048)</text:p>
      <text:p text:style-name="P1"><text:tab/><text:tab/><text:tab/>message=message.decode()</text:p>
      <text:p text:style-name="P1"><text:tab/><text:tab/><text:tab/>message=str(message)</text:p>
      <text:p text:style-name="P1"><text:tab/><text:tab/><text:tab/>print (message)</text:p>
      <text:p text:style-name="P1"><text:tab/><text:tab/>else:</text:p>
      <text:p text:style-name="P1"><text:tab/><text:tab/><text:tab/>message = sys.stdin.readline()</text:p>
      <text:p text:style-name="P1"><text:tab/><text:tab/><text:tab/>message1=message.encode()</text:p>
      <text:p text:style-name="P1"><text:tab/><text:tab/><text:tab/>server.send(message1)</text:p>
      <text:p text:style-name="P1"><text:soft-page-break/><text:tab/><text:tab/><text:tab/>sys.stdout.write("&lt;You&gt;")</text:p>
      <text:p text:style-name="P1"><text:tab/><text:tab/><text:tab/>sys.stdout.write(message)</text:p>
      <text:p text:style-name="P1"><text:tab/><text:tab/><text:tab/>sys.stdout.flush()</text:p>
      <text:p text:style-name="P1">server.close()</text:p>
      <text:p text:style-name="P1"/>
      <text:p text:style-name="P1"/>
      <text:p text:style-name="P1">server.py</text:p>
      <text:p text:style-name="P1"/>
      <text:p text:style-name="P1"># Python program to implement server side of chat room.</text:p>
      <text:p text:style-name="P1">import socket</text:p>
      <text:p text:style-name="P1">import select# First of all import the socket library</text:p>
      <text:p text:style-name="P1">import socket</text:p>
      <text:p text:style-name="P1"/>
      <text:p text:style-name="P1">def detectError(arr, nr):</text:p>
      <text:p text:style-name="P1"><text:tab/>n = len(arr)</text:p>
      <text:p text:style-name="P1"><text:tab/>res = 0</text:p>
      <text:p text:style-name="P1"/>
      <text:p text:style-name="P1"><text:tab/> </text:p>
      <text:p text:style-name="P1"><text:tab/>for i in range(nr):</text:p>
      <text:p text:style-name="P1"><text:tab/><text:tab/>val = 0</text:p>
      <text:p text:style-name="P1"><text:tab/><text:tab/>for j in range(1, n + 1):</text:p>
      <text:p text:style-name="P1"><text:tab/><text:tab/><text:tab/>if(j &amp; (2**i) == (2**i)):</text:p>
      <text:p text:style-name="P1"><text:tab/><text:tab/><text:tab/><text:tab/>val = val ^ int(arr[-1 * j])</text:p>
      <text:p text:style-name="P1"/>
      <text:p text:style-name="P1"><text:tab/> </text:p>
      <text:p text:style-name="P1"/>
      <text:p text:style-name="P1"><text:tab/><text:tab/>res = res + val*(10**i)</text:p>
      <text:p text:style-name="P1"/>
      <text:p text:style-name="P1"><text:tab/> </text:p>
      <text:p text:style-name="P1"><text:tab/>return int(str(res), 2)</text:p>
      <text:p text:style-name="P1">def calcRedundantBits(m):</text:p>
      <text:p text:style-name="P1"/>
      <text:p text:style-name="P1"><text:tab/> </text:p>
      <text:p text:style-name="P1"><text:tab/>for i in range(m):</text:p>
      <text:p text:style-name="P1"><text:tab/><text:tab/>if(2**i &gt;= m + i + 1):</text:p>
      <text:p text:style-name="P1"><text:tab/><text:tab/><text:tab/>return i</text:p>
      <text:p text:style-name="P1">s = socket.socket()</text:p>
      <text:p text:style-name="P1"/>
      <text:p text:style-name="P1"># reserve a port on your computer in our</text:p>
      <text:p text:style-name="P1"># case it is 12345 but it can be anything</text:p>
      <text:p text:style-name="P1">port = 12342</text:p>
      <text:p text:style-name="P1"/>
      <text:p text:style-name="P1">s.bind(('127.0.0.1', port))</text:p>
      <text:p text:style-name="P1">print("socket binded to %s" % (port))</text:p>
      <text:p text:style-name="P1"># put the socket into listening mode</text:p>
      <text:p text:style-name="P1">s.listen(5)</text:p>
      <text:p text:style-name="P1">print("socket is listening")</text:p>
      <text:p text:style-name="P1"/>
      <text:p text:style-name="P1"/>
      <text:p text:style-name="P1">while True:</text:p>
      <text:p text:style-name="P1"><text:tab/># Establish connection with client.</text:p>
      <text:p text:style-name="P1"><text:tab/>c, addr = s.accept()</text:p>
      <text:p text:style-name="P1"><text:soft-page-break/><text:tab/>print("Connected to {} : {}".format(addr[0],addr[1]))</text:p>
      <text:p text:style-name="P1"/>
      <text:p text:style-name="P1"><text:tab/># Get data from client</text:p>
      <text:p text:style-name="P1"><text:tab/>data = c.recv(1024)</text:p>
      <text:p text:style-name="P1"/>
      <text:p text:style-name="P1"><text:tab/>print("Received data from Client :", data.decode())</text:p>
      <text:p text:style-name="P1"><text:tab/>data=data.decode()</text:p>
      <text:p text:style-name="P1"/>
      <text:p text:style-name="P1"><text:tab/>if not data:</text:p>
      <text:p text:style-name="P1"><text:tab/><text:tab/>break</text:p>
      <text:p text:style-name="P1"/>
      <text:p text:style-name="P1"><text:tab/> </text:p>
      <text:p text:style-name="P1"><text:s/></text:p>
      <text:p text:style-name="P1"><text:tab/>arr = data</text:p>
      <text:p text:style-name="P1"><text:tab/>m = len(data)</text:p>
      <text:p text:style-name="P1"><text:tab/>r = calcRedundantBits(m)</text:p>
      <text:p text:style-name="P1"/>
      <text:p text:style-name="P1"><text:tab/>correction = detectError(arr, r)</text:p>
      <text:p text:style-name="P1"><text:tab/>if(correction==0):</text:p>
      <text:p text:style-name="P1"><text:tab/><text:tab/>c.sendto(("No errors found in data :)").encode(), ('127.0.0.1', 12345))</text:p>
      <text:p text:style-name="P1"><text:tab/>else:</text:p>
      <text:p text:style-name="P1"><text:tab/><text:tab/>temp=len(arr)-correction+1</text:p>
      <text:p text:style-name="P1"><text:tab/><text:tab/>st="The position of error is "+str(temp)</text:p>
      <text:p text:style-name="P1"><text:tab/><text:tab/>st=st+" from the left"</text:p>
      <text:p text:style-name="P1"><text:tab/><text:tab/>c.sendto((st).encode(), ('127.0.0.1', 12345))</text:p>
      <text:p text:style-name="P1"/>
      <text:p text:style-name="P1"><text:tab/> </text:p>
      <text:p text:style-name="P1"/>
      <text:p text:style-name="P1"><text:tab/>c.close()</text:p>
      <text:p text:style-name="P1">import sys</text:p>
      <text:p text:style-name="P1">'''Replace "thread" with "_thread" for python 3'''</text:p>
      <text:p text:style-name="P1">from _thread import *</text:p>
      <text:p text:style-name="P1"/>
      <text:p text:style-name="P1">"""The first argument AF_INET is the address domain of the</text:p>
      <text:p text:style-name="P1">socket. This is used when we have an Internet Domain with</text:p>
      <text:p text:style-name="P1">any two hosts The second argument is the type of socket.</text:p>
      <text:p text:style-name="P1">SOCK_STREAM means that data or characters are read in</text:p>
      <text:p text:style-name="P1">a continuous flow."""</text:p>
      <text:p text:style-name="P1">server = socket.socket(socket.AF_INET, socket.SOCK_STREAM)</text:p>
      <text:p text:style-name="P1">server.setsockopt(socket.SOL_SOCKET, socket.SO_REUSEADDR, 1)</text:p>
      <text:p text:style-name="P1"/>
      <text:p text:style-name="P1">IP_address = '127.0.0.1'</text:p>
      <text:p text:style-name="P1">Port = 2005</text:p>
      <text:p text:style-name="P1">server.bind((IP_address, Port))</text:p>
      <text:p text:style-name="P1"/>
      <text:p text:style-name="P1">"""</text:p>
      <text:p text:style-name="P1">listens for 100 active connections. This number can be</text:p>
      <text:p text:style-name="P1">increased as per convenience.</text:p>
      <text:p text:style-name="P1">"""</text:p>
      <text:p text:style-name="P1">server.listen(100)</text:p>
      <text:p text:style-name="P1"/>
      <text:p text:style-name="P1">list_of_clients = []</text:p>
      <text:p text:style-name="P1"><text:soft-page-break/></text:p>
      <text:p text:style-name="P1">def clientthread(conn, addr):</text:p>
      <text:p text:style-name="P1"><text:tab/>z="Welcome to this chatroom!"</text:p>
      <text:p text:style-name="P1"><text:tab/>z=z.encode()</text:p>
      <text:p text:style-name="P1"><text:tab/>conn.send(z)</text:p>
      <text:p text:style-name="P1"/>
      <text:p text:style-name="P1"><text:tab/>while True:</text:p>
      <text:p text:style-name="P1"><text:tab/><text:tab/><text:tab/>try:</text:p>
      <text:p text:style-name="P1"><text:tab/><text:tab/><text:tab/><text:tab/>message = conn.recv(2048)</text:p>
      <text:p text:style-name="P1"><text:tab/><text:tab/><text:tab/><text:tab/>if message:</text:p>
      <text:p text:style-name="P1"/>
      <text:p text:style-name="P1"><text:tab/><text:tab/><text:tab/><text:tab/><text:tab/>"""prints the message and address of the</text:p>
      <text:p text:style-name="P1"><text:tab/><text:tab/><text:tab/><text:tab/><text:tab/>user who just sent the message on the server</text:p>
      <text:p text:style-name="P1"><text:tab/><text:tab/><text:tab/><text:tab/><text:tab/>terminal"""</text:p>
      <text:p text:style-name="P1"><text:tab/><text:tab/><text:tab/><text:tab/><text:tab/>message=message.decode()</text:p>
      <text:p text:style-name="P1"><text:tab/><text:tab/><text:tab/><text:tab/><text:tab/>message=str(message)</text:p>
      <text:p text:style-name="P1"><text:tab/><text:tab/><text:tab/><text:tab/><text:tab/>print ("&lt;" + addr[0] + "&gt; " + message)</text:p>
      <text:p text:style-name="P1"/>
      <text:p text:style-name="P1"><text:tab/><text:tab/><text:tab/><text:tab/><text:tab/># Calls broadcast function to send message to all</text:p>
      <text:p text:style-name="P1"><text:tab/><text:tab/><text:tab/><text:tab/><text:tab/>message_to_send = "&lt;" + addr[0] + "&gt; " + str(message.decode())</text:p>
      <text:p text:style-name="P1"><text:tab/><text:tab/><text:tab/><text:tab/><text:tab/>broadcast(message_to_send, conn)</text:p>
      <text:p text:style-name="P1"/>
      <text:p text:style-name="P1"><text:tab/><text:tab/><text:tab/><text:tab/>else:</text:p>
      <text:p text:style-name="P1"><text:tab/><text:tab/><text:tab/><text:tab/><text:tab/>"""message may have no content if the connection</text:p>
      <text:p text:style-name="P1"><text:tab/><text:tab/><text:tab/><text:tab/><text:tab/>is broken, in this case we remove the connection"""</text:p>
      <text:p text:style-name="P1"><text:tab/><text:tab/><text:tab/><text:tab/><text:tab/>remove(conn)</text:p>
      <text:p text:style-name="P1"/>
      <text:p text:style-name="P1"><text:tab/><text:tab/><text:tab/>except:</text:p>
      <text:p text:style-name="P1"><text:tab/><text:tab/><text:tab/><text:tab/>continue</text:p>
      <text:p text:style-name="P1"/>
      <text:p text:style-name="P1">"""Using the below function, we broadcast the message to all</text:p>
      <text:p text:style-name="P1">clients who's object is not the same as the one sending</text:p>
      <text:p text:style-name="P1">the message """</text:p>
      <text:p text:style-name="P1">def broadcast(message, connection):</text:p>
      <text:p text:style-name="P1"><text:tab/>for clients in list_of_clients:</text:p>
      <text:p text:style-name="P1"><text:tab/><text:tab/>if clients!=connection:</text:p>
      <text:p text:style-name="P1"><text:tab/><text:tab/><text:tab/>try:</text:p>
      <text:p text:style-name="P1"><text:tab/><text:tab/><text:tab/><text:tab/>clients.send(message)</text:p>
      <text:p text:style-name="P1"><text:tab/><text:tab/><text:tab/>except:</text:p>
      <text:p text:style-name="P1"><text:tab/><text:tab/><text:tab/><text:tab/>clients.close()</text:p>
      <text:p text:style-name="P1"/>
      <text:p text:style-name="P1"><text:tab/><text:tab/><text:tab/><text:tab/># if the link is broken, we remove the client</text:p>
      <text:p text:style-name="P1"><text:tab/><text:tab/><text:tab/><text:tab/>remove(clients)</text:p>
      <text:p text:style-name="P1"/>
      <text:p text:style-name="P1">"""The following function simply removes the object</text:p>
      <text:p text:style-name="P1">from the list that was created at the beginning of</text:p>
      <text:p text:style-name="P1">the program"""</text:p>
      <text:p text:style-name="P1">def remove(connection):</text:p>
      <text:p text:style-name="P1"><text:tab/>if connection in list_of_clients:</text:p>
      <text:p text:style-name="P1"><text:tab/><text:tab/>list_of_clients.remove(connection)</text:p>
      <text:p text:style-name="P1"/>
      <text:p text:style-name="P1"><text:soft-page-break/>while True:</text:p>
      <text:p text:style-name="P1"/>
      <text:p text:style-name="P1"><text:tab/>"""Accepts a connection request and stores two parameters,</text:p>
      <text:p text:style-name="P1"><text:tab/>conn which is a socket object for that user, and addr</text:p>
      <text:p text:style-name="P1"><text:tab/>which contains the IP address of the client that just</text:p>
      <text:p text:style-name="P1"><text:tab/>connected"""</text:p>
      <text:p text:style-name="P1"><text:tab/>conn, addr = server.accept()</text:p>
      <text:p text:style-name="P1"/>
      <text:p text:style-name="P1"><text:tab/>"""Maintains a# Python program to implement server side of chat room.</text:p>
      <text:p text:style-name="P1">import socket</text:p>
      <text:p text:style-name="P1">import select</text:p>
      <text:p text:style-name="P1">import sys</text:p>
      <text:p text:style-name="P1">'''Replace "thread" with "_thread" for python 3'''</text:p>
      <text:p text:style-name="P1">from _thread import *</text:p>
      <text:p text:style-name="P1"/>
      <text:p text:style-name="P1">"""The first argument AF_INET is the address domain of the</text:p>
      <text:p text:style-name="P1">socket. This is used when we have an Internet Domain with</text:p>
      <text:p text:style-name="P1">any two hosts The second argument is the type of socket.</text:p>
      <text:p text:style-name="P1">SOCK_STREAM means that data or characters are read in</text:p>
      <text:p text:style-name="P1">a continuous flow."""</text:p>
      <text:p text:style-name="P1">server = socket.socket(socket.AF_INET, socket.SOCK_STREAM)</text:p>
      <text:p text:style-name="P1">server.setsockopt(socket.SOL_SOCKET, socket.SO_REUSEADDR, 1)</text:p>
      <text:p text:style-name="P1"/>
      <text:p text:style-name="P1">IP_address = '127.0.0.1'</text:p>
      <text:p text:style-name="P1">Port = 2005</text:p>
      <text:p text:style-name="P1">server.bind((IP_address, Port))</text:p>
      <text:p text:style-name="P1"/>
      <text:p text:style-name="P1">"""</text:p>
      <text:p text:style-name="P1">listens for 100 active connections. This number can be</text:p>
      <text:p text:style-name="P1">increased as per convenience.</text:p>
      <text:p text:style-name="P1">"""</text:p>
      <text:p text:style-name="P1">server.listen(100)</text:p>
      <text:p text:style-name="P1"/>
      <text:p text:style-name="P1">list_of_clients = []</text:p>
      <text:p text:style-name="P1"/>
      <text:p text:style-name="P1">def clientthread(conn, addr):</text:p>
      <text:p text:style-name="P1"><text:tab/>z="Welcome to this chatroom!"</text:p>
      <text:p text:style-name="P1"><text:tab/>z=z.encode()</text:p>
      <text:p text:style-name="P1"><text:tab/>conn.send(z)</text:p>
      <text:p text:style-name="P1"/>
      <text:p text:style-name="P1"><text:tab/>while True:</text:p>
      <text:p text:style-name="P1"><text:tab/><text:tab/><text:tab/>try:</text:p>
      <text:p text:style-name="P1"><text:tab/><text:tab/><text:tab/><text:tab/>message = conn.recv(2048)</text:p>
      <text:p text:style-name="P1"><text:tab/><text:tab/><text:tab/><text:tab/>if message:</text:p>
      <text:p text:style-name="P1"/>
      <text:p text:style-name="P1"><text:tab/><text:tab/><text:tab/><text:tab/><text:tab/>"""prints the message and address of the</text:p>
      <text:p text:style-name="P1"><text:tab/><text:tab/><text:tab/><text:tab/><text:tab/>user who just sent the message on the server</text:p>
      <text:p text:style-name="P1"><text:tab/><text:tab/><text:tab/><text:tab/><text:tab/>terminal"""</text:p>
      <text:p text:style-name="P1"><text:tab/><text:tab/><text:tab/><text:tab/><text:tab/>message=message.decode()</text:p>
      <text:p text:style-name="P1"><text:tab/><text:tab/><text:tab/><text:tab/><text:tab/>message=str(message)</text:p>
      <text:p text:style-name="P1"><text:tab/><text:tab/><text:tab/><text:tab/><text:tab/>print ("&lt;" + addr[0] + "&gt; " + message)</text:p>
      <text:p text:style-name="P1"/>
      <text:p text:style-name="P1"><text:soft-page-break/><text:tab/><text:tab/><text:tab/><text:tab/><text:tab/># Calls broadcast function to send message to all</text:p>
      <text:p text:style-name="P1"><text:tab/><text:tab/><text:tab/><text:tab/><text:tab/>message_to_send = "&lt;" + addr[0] + "&gt; " + str(message.decode())</text:p>
      <text:p text:style-name="P1"><text:tab/><text:tab/><text:tab/><text:tab/><text:tab/>broadcast(message_to_send, conn)</text:p>
      <text:p text:style-name="P1"/>
      <text:p text:style-name="P1"><text:tab/><text:tab/><text:tab/><text:tab/>else:</text:p>
      <text:p text:style-name="P1"><text:tab/><text:tab/><text:tab/><text:tab/><text:tab/>"""message may have no content if the connection</text:p>
      <text:p text:style-name="P1"><text:tab/><text:tab/><text:tab/><text:tab/><text:tab/>is broken, in this case we remove the connection"""</text:p>
      <text:p text:style-name="P1"><text:tab/><text:tab/><text:tab/><text:tab/><text:tab/>remove(conn)</text:p>
      <text:p text:style-name="P1"/>
      <text:p text:style-name="P1"><text:tab/><text:tab/><text:tab/>except:</text:p>
      <text:p text:style-name="P1"><text:tab/><text:tab/><text:tab/><text:tab/>continue</text:p>
      <text:p text:style-name="P1"/>
      <text:p text:style-name="P1">"""Using the below function, we broadcast the message to all</text:p>
      <text:p text:style-name="P1">clients who's object is not the same as the one sending</text:p>
      <text:p text:style-name="P1">the message """</text:p>
      <text:p text:style-name="P1">def broadcast(message, connection):</text:p>
      <text:p text:style-name="P1"><text:tab/>for clients in list_of_clients:</text:p>
      <text:p text:style-name="P1"><text:tab/><text:tab/>if clients!=connection:</text:p>
      <text:p text:style-name="P1"><text:tab/><text:tab/><text:tab/>try:</text:p>
      <text:p text:style-name="P1"><text:tab/><text:tab/><text:tab/><text:tab/>clients.send(message)</text:p>
      <text:p text:style-name="P1"><text:tab/><text:tab/><text:tab/>except:</text:p>
      <text:p text:style-name="P1"><text:tab/><text:tab/><text:tab/><text:tab/>clients.close()</text:p>
      <text:p text:style-name="P1"/>
      <text:p text:style-name="P1"><text:tab/><text:tab/><text:tab/><text:tab/># if the link is broken, we remove the client</text:p>
      <text:p text:style-name="P1"><text:tab/><text:tab/><text:tab/><text:tab/>remove(clients)</text:p>
      <text:p text:style-name="P1"/>
      <text:p text:style-name="P1">"""The following function simply removes the object</text:p>
      <text:p text:style-name="P1">from the list that was created at the beginning of</text:p>
      <text:p text:style-name="P1">the program"""</text:p>
      <text:p text:style-name="P1">def remove(connection):</text:p>
      <text:p text:style-name="P1"><text:tab/>if connection in list_of_clients:</text:p>
      <text:p text:style-name="P1"><text:tab/><text:tab/>list_of_clients.remove(connection)</text:p>
      <text:p text:style-name="P1"/>
      <text:p text:style-name="P1">while True:</text:p>
      <text:p text:style-name="P1"/>
      <text:p text:style-name="P1"><text:tab/>"""Accepts a connection request and stores two parameters,</text:p>
      <text:p text:style-name="P1"><text:tab/>conn which is a socket object for that user, and addr</text:p>
      <text:p text:style-name="P1"><text:tab/>which contains the IP address of the client that just</text:p>
      <text:p text:style-name="P1"><text:tab/>connected"""</text:p>
      <text:p text:style-name="P1"><text:tab/>conn, addr = server.accept()</text:p>
      <text:p text:style-name="P1"/>
      <text:p text:style-name="P1"><text:tab/>"""Maintains a list of clients for ease of broadcasting</text:p>
      <text:p text:style-name="P1"><text:tab/>a message to all available people in the chatroom"""</text:p>
      <text:p text:style-name="P1"><text:tab/>list_of_clients.append(conn)</text:p>
      <text:p text:style-name="P1"/>
      <text:p text:style-name="P1"><text:tab/># prints the address of the user that just connected</text:p>
      <text:p text:style-name="P1"><text:tab/>print (addr[0] + " connected")</text:p>
      <text:p text:style-name="P1"/>
      <text:p text:style-name="P1"><text:tab/># creates and individual thread for every user</text:p>
      <text:p text:style-name="P1"><text:tab/># that connects</text:p>
      <text:p text:style-name="P1"><text:tab/>start_new_thread(clientthread,(conn,addr))<text:tab/></text:p>
      <text:p text:style-name="P1"><text:soft-page-break/></text:p>
      <text:p text:style-name="P1">conn.close()</text:p>
      <text:p text:style-name="P1">server.close() list of clients for ease of broadcasting</text:p>
      <text:p text:style-name="P1"><text:tab/>a message to all available people in the chatroom"""</text:p>
      <text:p text:style-name="P1"><text:tab/>list_of_clients.append(conn)</text:p>
      <text:p text:style-name="P1"/>
      <text:p text:style-name="P1"><text:tab/># prints the address of the user that just connected</text:p>
      <text:p text:style-name="P1"><text:tab/>print (addr[0] + " connected")</text:p>
      <text:p text:style-name="P1"/>
      <text:p text:style-name="P1"><text:tab/># creates and individual thread for every user</text:p>
      <text:p text:style-name="P1"><text:tab/># that connects</text:p>
      <text:p text:style-name="P1"><text:tab/>start_new_thread(clientthread,(conn,addr))<text:tab/></text:p>
      <text:p text:style-name="P1"/>
      <text:p text:style-name="P1">conn.close()</text:p>
      <text:p text:style-name="P1">server.close()</text:p>
      <text:p text:style-name="P1"/>
      <text:p text:style-name="P4">OUTPUT:</text:p>
      <text:p text:style-name="P4"/>
      <text:p text:style-name="P4">20219053@csadmin-OptiPlex-3050:~/Desktop/nw/multichat$ python3 server.py</text:p>
      <text:p text:style-name="P4">127.0.0.1 connected</text:p>
      <text:p text:style-name="P4">127.0.0.1 connected</text:p>
      <text:p text:style-name="P4">&lt;127.0.0.1&gt; Hello I am terminal 1</text:p>
      <text:p text:style-name="P4"/>
      <text:p text:style-name="P4">&lt;127.0.0.1&gt; hello i a, terminal 2</text:p>
      <text:p text:style-name="P4"/>
      <text:p text:style-name="P4">&lt;127.0.0.1&gt; bye</text:p>
      <text:p text:style-name="P4"/>
      <text:p text:style-name="P4">20219053@csadmin-OptiPlex-3050:~/Desktop/nw/multichat$ python3 client.py</text:p>
      <text:p text:style-name="P4">Welcome to this chatroom!</text:p>
      <text:p text:style-name="P4">hello i a, terminal 2</text:p>
      <text:p text:style-name="P4">&lt;You&gt;hello i a, terminal 2</text:p>
      <text:p text:style-name="P4">bye</text:p>
      <text:p text:style-name="P4">&lt;You&gt;bye</text:p>
      <text:p text:style-name="P4"/>
      <text:p text:style-name="P4">20219053@csadmin-OptiPlex-3050:~/Desktop/nw/multichat$ python3 client.py</text:p>
      <text:p text:style-name="P4">Welcome to this chatroom!</text:p>
      <text:p text:style-name="P4">Hello I am terminal 1</text:p>
      <text:p text:style-name="P4">&lt;You&gt;Hello I am terminal 1</text:p>
      <text:p text:style-name="P6"/>
      <text:p text:style-name="P1"/>
      <text:p text:style-name="P1">#Experiment No. 6</text:p>
      <text:p text:style-name="P1">#Cyclic Redundancy Code (CRC)</text:p>
      <text:p text:style-name="P1"/>
      <text:p text:style-name="P1">MANAVESH NARENDRA</text:p>
      <text:p text:style-name="P1">CS-A S7 </text:p>
      <text:p text:style-name="P1">Reg: 20219053</text:p>
      <text:p text:style-name="P1"/>
      <text:p text:style-name="P1">client.py</text:p>
      <text:p text:style-name="P1"/>
      <text:p text:style-name="P1"># Import socket module</text:p>
      <text:p text:style-name="P1">import socket<text:tab/><text:tab/></text:p>
      <text:p text:style-name="P1"/>
      <text:p text:style-name="P1"><text:soft-page-break/>def xor(a, b):</text:p>
      <text:p text:style-name="P1"/>
      <text:p text:style-name="P1"><text:tab/># initialize result</text:p>
      <text:p text:style-name="P1"><text:tab/>result = []</text:p>
      <text:p text:style-name="P1"/>
      <text:p text:style-name="P1"><text:tab/># Traverse all bits, if bits are</text:p>
      <text:p text:style-name="P1"><text:tab/># same, then XOR is 0, else 1</text:p>
      <text:p text:style-name="P1"><text:tab/>for i in range(1, len(b)):</text:p>
      <text:p text:style-name="P1"><text:tab/><text:tab/>if a[i] == b[i]:</text:p>
      <text:p text:style-name="P1"><text:tab/><text:tab/><text:tab/>result.append('0')</text:p>
      <text:p text:style-name="P1"><text:tab/><text:tab/>else:</text:p>
      <text:p text:style-name="P1"><text:tab/><text:tab/><text:tab/>result.append('1')</text:p>
      <text:p text:style-name="P1"/>
      <text:p text:style-name="P1"><text:tab/>return ''.join(result)</text:p>
      <text:p text:style-name="P1"/>
      <text:p text:style-name="P1"/>
      <text:p text:style-name="P1"># Performs Modulo-2 division</text:p>
      <text:p text:style-name="P1">def mod2div(divident, divisor):</text:p>
      <text:p text:style-name="P1"/>
      <text:p text:style-name="P1"><text:tab/># Number of bits to be XORed at a time.</text:p>
      <text:p text:style-name="P1"><text:tab/>pick = len(divisor)</text:p>
      <text:p text:style-name="P1"/>
      <text:p text:style-name="P1"><text:tab/># Slicing the divident to appropriate</text:p>
      <text:p text:style-name="P1"><text:tab/># length for particular step</text:p>
      <text:p text:style-name="P1"><text:tab/>tmp = divident[0 : pick]</text:p>
      <text:p text:style-name="P1"/>
      <text:p text:style-name="P1"><text:tab/>while pick &lt; len(divident):</text:p>
      <text:p text:style-name="P1"/>
      <text:p text:style-name="P1"><text:tab/><text:tab/>if tmp[0] == '1':</text:p>
      <text:p text:style-name="P1"/>
      <text:p text:style-name="P1"><text:tab/><text:tab/><text:tab/># replace the divident by the result</text:p>
      <text:p text:style-name="P1"><text:tab/><text:tab/><text:tab/># of XOR and pull 1 bit down</text:p>
      <text:p text:style-name="P1"><text:tab/><text:tab/><text:tab/>tmp = xor(divisor, tmp) + divident[pick]</text:p>
      <text:p text:style-name="P1"/>
      <text:p text:style-name="P1"><text:tab/><text:tab/>else: # If leftmost bit is '0'</text:p>
      <text:p text:style-name="P1"/>
      <text:p text:style-name="P1"><text:tab/><text:tab/><text:tab/># If the leftmost bit of the dividend (or the</text:p>
      <text:p text:style-name="P1"><text:tab/><text:tab/><text:tab/># part used in each step) is 0, the step cannot</text:p>
      <text:p text:style-name="P1"><text:tab/><text:tab/><text:tab/># use the regular divisor; we need to use an</text:p>
      <text:p text:style-name="P1"><text:tab/><text:tab/><text:tab/># all-0s divisor.</text:p>
      <text:p text:style-name="P1"><text:tab/><text:tab/><text:tab/>tmp = xor('0'*pick, tmp) + divident[pick]</text:p>
      <text:p text:style-name="P1"/>
      <text:p text:style-name="P1"><text:tab/><text:tab/># increment pick to move further</text:p>
      <text:p text:style-name="P1"><text:tab/><text:tab/>pick += 1</text:p>
      <text:p text:style-name="P1"/>
      <text:p text:style-name="P1"><text:tab/># For the last n bits, we have to carry it out</text:p>
      <text:p text:style-name="P1"><text:tab/># normally as increased value of pick will cause</text:p>
      <text:p text:style-name="P1"><text:tab/># Index Out of Bounds.</text:p>
      <text:p text:style-name="P1"><text:tab/>if tmp[0] == '1':</text:p>
      <text:p text:style-name="P1"><text:tab/><text:tab/>tmp = xor(divisor, tmp)</text:p>
      <text:p text:style-name="P1"><text:tab/>else:</text:p>
      <text:p text:style-name="P1"><text:tab/><text:tab/>tmp = xor('0'*pick, tmp)</text:p>
      <text:p text:style-name="P1"><text:soft-page-break/></text:p>
      <text:p text:style-name="P1"><text:tab/>checkword = tmp</text:p>
      <text:p text:style-name="P1"><text:tab/>return checkword</text:p>
      <text:p text:style-name="P1"/>
      <text:p text:style-name="P1"># Function used at the sender side to encode</text:p>
      <text:p text:style-name="P1"># data by appending remainder of modular division</text:p>
      <text:p text:style-name="P1"># at the end of data.</text:p>
      <text:p text:style-name="P1">def encodeData(data, key):</text:p>
      <text:p text:style-name="P1"/>
      <text:p text:style-name="P1"><text:tab/>l_key = len(key)</text:p>
      <text:p text:style-name="P1"/>
      <text:p text:style-name="P1"><text:tab/># Appends n-1 zeroes at end of data</text:p>
      <text:p text:style-name="P1"><text:tab/>appended_data = data + '0'*(l_key-1)</text:p>
      <text:p text:style-name="P1"><text:tab/>remainder = mod2div(appended_data, key)</text:p>
      <text:p text:style-name="P1"/>
      <text:p text:style-name="P1"><text:tab/># Append remainder in the original data</text:p>
      <text:p text:style-name="P1"><text:tab/>codeword = data + remainder</text:p>
      <text:p text:style-name="P1"><text:tab/>print("Remainder obtained is <text:s/>: {}".format(remainder))</text:p>
      <text:p text:style-name="P1"><text:tab/>print("Original Data : {}".format(data))</text:p>
      <text:p text:style-name="P1"><text:tab/>print("Encodedd Data : {}".format(codeword))</text:p>
      <text:p text:style-name="P1"><text:tab/>return codeword</text:p>
      <text:p text:style-name="P1"><text:tab/></text:p>
      <text:p text:style-name="P1"/>
      <text:p text:style-name="P1">s = socket.socket()<text:tab/></text:p>
      <text:p text:style-name="P1"/>
      <text:p text:style-name="P1"/>
      <text:p text:style-name="P1">port = 12348</text:p>
      <text:p text:style-name="P1"/>
      <text:p text:style-name="P1"/>
      <text:p text:style-name="P1">s.connect(('127.0.0.1', port))</text:p>
      <text:p text:style-name="P1"/>
      <text:p text:style-name="P1"/>
      <text:p text:style-name="P1"/>
      <text:p text:style-name="P1">input_string = input("Enter input : ")</text:p>
      <text:p text:style-name="P1"/>
      <text:p text:style-name="P1">data =(''.join(format(ord(x), 'b') for x in input_string))</text:p>
      <text:p text:style-name="P1">print("Entered data <text:s/>:",data)</text:p>
      <text:p text:style-name="P1">key = "1001"</text:p>
      <text:p text:style-name="P1">print("Key for the CRC is : {}".format(key))</text:p>
      <text:p text:style-name="P1"/>
      <text:p text:style-name="P1">ans = encodeData(data,key)</text:p>
      <text:p text:style-name="P1">print("Encoded Data to be sent to Server :",ans)</text:p>
      <text:p text:style-name="P1">s.sendto(ans.encode(),('127.0.0.1', 12345))</text:p>
      <text:p text:style-name="P1"/>
      <text:p text:style-name="P1"/>
      <text:p text:style-name="P1"># receive data from the server</text:p>
      <text:p text:style-name="P1">print("Received feedback from server :",s.recv(1024).decode())</text:p>
      <text:p text:style-name="P1"/>
      <text:p text:style-name="P1"># close the connection</text:p>
      <text:p text:style-name="P1">s.close()</text:p>
      <text:p text:style-name="P1"/>
      <text:p text:style-name="P1">server.py</text:p>
      <text:p text:style-name="P1"><text:soft-page-break/></text:p>
      <text:p text:style-name="P1"># First of all import the socket library</text:p>
      <text:p text:style-name="P1">import socket</text:p>
      <text:p text:style-name="P1"/>
      <text:p text:style-name="P1"/>
      <text:p text:style-name="P1">def xor(a, b):</text:p>
      <text:p text:style-name="P1"/>
      <text:p text:style-name="P1"><text:tab/># initialize result</text:p>
      <text:p text:style-name="P1"><text:tab/>result = []</text:p>
      <text:p text:style-name="P1"/>
      <text:p text:style-name="P1"><text:tab/># Traverse all bits, if bits are</text:p>
      <text:p text:style-name="P1"><text:tab/># same, then XOR is 0, else 1</text:p>
      <text:p text:style-name="P1"><text:tab/>for i in range(1, len(b)):</text:p>
      <text:p text:style-name="P1"><text:tab/><text:tab/>if a[i] == b[i]:</text:p>
      <text:p text:style-name="P1"><text:tab/><text:tab/><text:tab/>result.append('0')</text:p>
      <text:p text:style-name="P1"><text:tab/><text:tab/>else:</text:p>
      <text:p text:style-name="P1"><text:tab/><text:tab/><text:tab/>result.append('1')</text:p>
      <text:p text:style-name="P1"/>
      <text:p text:style-name="P1"><text:tab/>return ''.join(result)</text:p>
      <text:p text:style-name="P1"/>
      <text:p text:style-name="P1"/>
      <text:p text:style-name="P1"># Performs Modulo-2 division</text:p>
      <text:p text:style-name="P1">def mod2div(divident, divisor):</text:p>
      <text:p text:style-name="P1"/>
      <text:p text:style-name="P1"><text:tab/># Number of bits to be XORed at a time.</text:p>
      <text:p text:style-name="P1"><text:tab/>pick = len(divisor)</text:p>
      <text:p text:style-name="P1"/>
      <text:p text:style-name="P1"><text:tab/># Slicing the divident to appropriate</text:p>
      <text:p text:style-name="P1"><text:tab/># length for particular step</text:p>
      <text:p text:style-name="P1"><text:tab/>tmp = divident[0: pick]</text:p>
      <text:p text:style-name="P1"/>
      <text:p text:style-name="P1"><text:tab/>while pick &lt; len(divident):</text:p>
      <text:p text:style-name="P1"/>
      <text:p text:style-name="P1"><text:tab/><text:tab/>if tmp[0] == '1':</text:p>
      <text:p text:style-name="P1"/>
      <text:p text:style-name="P1"><text:tab/><text:tab/><text:tab/># replace the divident by the result</text:p>
      <text:p text:style-name="P1"><text:tab/><text:tab/><text:tab/># of XOR and pull 1 bit down</text:p>
      <text:p text:style-name="P1"><text:tab/><text:tab/><text:tab/>tmp = xor(divisor, tmp) + divident[pick]</text:p>
      <text:p text:style-name="P1"/>
      <text:p text:style-name="P1"><text:tab/><text:tab/>else: # If leftmost bit is '0'</text:p>
      <text:p text:style-name="P1"><text:tab/><text:tab/><text:tab/># If the leftmost bit of the dividend (or the</text:p>
      <text:p text:style-name="P1"><text:tab/><text:tab/><text:tab/># part used in each step) is 0, the step cannot</text:p>
      <text:p text:style-name="P1"><text:tab/><text:tab/><text:tab/># use the regular divisor; we need to use an</text:p>
      <text:p text:style-name="P1"><text:tab/><text:tab/><text:tab/># all-0s divisor.</text:p>
      <text:p text:style-name="P1"><text:tab/><text:tab/><text:tab/>tmp = xor('0'*pick, tmp) + divident[pick]</text:p>
      <text:p text:style-name="P1"/>
      <text:p text:style-name="P1"><text:tab/><text:tab/># increment pick to move further</text:p>
      <text:p text:style-name="P1"><text:tab/><text:tab/>pick += 1</text:p>
      <text:p text:style-name="P1"/>
      <text:p text:style-name="P1"><text:tab/># For the last n bits, we have to carry it out</text:p>
      <text:p text:style-name="P1"><text:tab/># normally as increased value of pick will cause</text:p>
      <text:p text:style-name="P1"><text:tab/># Index Out of Bounds.</text:p>
      <text:p text:style-name="P1"><text:soft-page-break/><text:tab/>if tmp[0] == '1':</text:p>
      <text:p text:style-name="P1"><text:tab/><text:tab/>tmp = xor(divisor, tmp)</text:p>
      <text:p text:style-name="P1"><text:tab/>else:</text:p>
      <text:p text:style-name="P1"><text:tab/><text:tab/>tmp = xor('0'*pick, tmp)</text:p>
      <text:p text:style-name="P1"/>
      <text:p text:style-name="P1"><text:tab/>checkword = tmp</text:p>
      <text:p text:style-name="P1"><text:tab/>return checkword</text:p>
      <text:p text:style-name="P1"/>
      <text:p text:style-name="P1"># Function used at the receiver side to decode</text:p>
      <text:p text:style-name="P1"># data received by sender</text:p>
      <text:p text:style-name="P1"/>
      <text:p text:style-name="P1"/>
      <text:p text:style-name="P1">def decodeData(data, key):</text:p>
      <text:p text:style-name="P1"/>
      <text:p text:style-name="P1"><text:tab/>l_key = len(key)</text:p>
      <text:p text:style-name="P1"/>
      <text:p text:style-name="P1"><text:tab/># Appends n-1 zeroes at end of data</text:p>
      <text:p text:style-name="P1"><text:tab/>appended_data = data.decode() + '0'*(l_key-1)</text:p>
      <text:p text:style-name="P1"><text:tab/>remainder = mod2div(appended_data, key)</text:p>
      <text:p text:style-name="P1"><text:tab/>print("Remainder on Client Side is : {}".format(remainder))</text:p>
      <text:p text:style-name="P1"><text:tab/>return remainder</text:p>
      <text:p text:style-name="P1"/>
      <text:p text:style-name="P1"/>
      <text:p text:style-name="P1"># Creating Socket</text:p>
      <text:p text:style-name="P1">s = socket.socket()</text:p>
      <text:p text:style-name="P1">print("Socket successfully created")</text:p>
      <text:p text:style-name="P1"/>
      <text:p text:style-name="P1"># reserve a port on your computer in our</text:p>
      <text:p text:style-name="P1"># case it is 12345 but it can be anything</text:p>
      <text:p text:style-name="P1">port = 12348</text:p>
      <text:p text:style-name="P1"/>
      <text:p text:style-name="P1">s.bind(('', port))</text:p>
      <text:p text:style-name="P1">print("socket binded to %s" % (port))</text:p>
      <text:p text:style-name="P1"># put the socket into listening mode</text:p>
      <text:p text:style-name="P1">s.listen(5)</text:p>
      <text:p text:style-name="P1">print("socket is listening")</text:p>
      <text:p text:style-name="P1"/>
      <text:p text:style-name="P1"/>
      <text:p text:style-name="P1">while True:</text:p>
      <text:p text:style-name="P1"><text:tab/># Establish connection with client.</text:p>
      <text:p text:style-name="P1"><text:tab/>c, addr = s.accept()</text:p>
      <text:p text:style-name="P1"><text:tab/>print('Got connection from', addr)</text:p>
      <text:p text:style-name="P1"/>
      <text:p text:style-name="P1"><text:tab/># Get data from client</text:p>
      <text:p text:style-name="P1"><text:tab/>data = c.recv(1024)</text:p>
      <text:p text:style-name="P1"/>
      <text:p text:style-name="P1"><text:tab/>print("Received encoded data in binary format :", data.decode())</text:p>
      <text:p text:style-name="P1"/>
      <text:p text:style-name="P1"><text:tab/>if not data:</text:p>
      <text:p text:style-name="P1"><text:tab/><text:tab/>break</text:p>
      <text:p text:style-name="P1"/>
      <text:p text:style-name="P1"><text:tab/>key = "1001"</text:p>
      <text:p text:style-name="P1"><text:soft-page-break/></text:p>
      <text:p text:style-name="P1"><text:tab/>ans = decodeData(data, key)</text:p>
      <text:p text:style-name="P1"><text:tab/>print("Remainder after decoding is-&gt;"+ans)</text:p>
      <text:p text:style-name="P1"/>
      <text:p text:style-name="P1"><text:tab/># If remainder is all zeros then no error occurred</text:p>
      <text:p text:style-name="P1"><text:tab/>temp = "0" * (len(key) - 1)</text:p>
      <text:p text:style-name="P1"><text:tab/>if ans == temp:</text:p>
      <text:p text:style-name="P1"><text:tab/><text:tab/>c.sendto(("Received "+data.decode() +</text:p>
      <text:p text:style-name="P1"><text:tab/><text:tab/><text:tab/><text:tab/>" with no Error! ").encode(), ('127.0.0.1', 12345))</text:p>
      <text:p text:style-name="P1"><text:tab/>else:</text:p>
      <text:p text:style-name="P1"><text:tab/><text:tab/>c.sendto(("Error in data").encode(), ('127.0.0.1', 12345))</text:p>
      <text:p text:style-name="P1"/>
      <text:p text:style-name="P1"><text:tab/>c.close()</text:p>
      <text:p text:style-name="P1"/>
      <text:p text:style-name="P5">OUTPUT: </text:p>
      <text:p text:style-name="P5"/>
      <text:p text:style-name="P5">20219053@csadmin-OptiPlex-3050:~/Desktop/socket/crc$ python3 client.py</text:p>
      <text:p text:style-name="P5">Enter input : Manavesh</text:p>
      <text:p text:style-name="P5">Entered data <text:s/>: 10011011100001110111011000011110110110010111100111101000</text:p>
      <text:p text:style-name="P5">Key for the CRC is : 1001</text:p>
      <text:p text:style-name="P5">Remainder obtained is <text:s/>: 011</text:p>
      <text:p text:style-name="P5">Original Data : 10011011100001110111011000011110110110010111100111101000</text:p>
      <text:p text:style-name="P5">Encodedd Data : 10011011100001110111011000011110110110010111100111101000011</text:p>
      <text:p text:style-name="P5">Encoded Data to be sent to Server : 10011011100001110111011000011110110110010111100111101000011</text:p>
      <text:p text:style-name="P5">Received feedback from server : Received 10011011100001110111011000011110110110010111100111101000011 with no Error! </text:p>
      <text:p text:style-name="P5"/>
      <text:p text:style-name="P5">20219053@csadmin-OptiPlex-3050:~/Desktop/socket/crc$ python3 server.py</text:p>
      <text:p text:style-name="P5">Socket successfully created</text:p>
      <text:p text:style-name="P5">socket binded to 12348</text:p>
      <text:p text:style-name="P5">socket is listening</text:p>
      <text:p text:style-name="P5">Got connection from ('127.0.0.1', 43006)</text:p>
      <text:p text:style-name="P5">Received encoded data in binary format : 10011011100001110111011000011110110110010111100111101000011</text:p>
      <text:p text:style-name="P5">Remainder on Client Side is : 000</text:p>
      <text:p text:style-name="P5">Remainder after decoding is-&gt;000</text:p>
      <text:p text:style-name="P6"/>
      <text:p text:style-name="P1"/>
      <text:p text:style-name="P1">#Experiment No. 7</text:p>
      <text:p text:style-name="P1">#Hamming Code</text:p>
      <text:p text:style-name="P1"/>
      <text:p text:style-name="P1">MANAVESH NARENDRA</text:p>
      <text:p text:style-name="P1">CS-A S7 </text:p>
      <text:p text:style-name="P1">Reg: 20219053</text:p>
      <text:p text:style-name="P1"/>
      <text:p text:style-name="P1"># Import socket module</text:p>
      <text:p text:style-name="P1">import socket<text:tab/><text:tab/></text:p>
      <text:p text:style-name="P1"/>
      <text:p text:style-name="P1">def calcRedundantBits(m):</text:p>
      <text:p text:style-name="P1"/>
      <text:p text:style-name="P1"><text:tab/> </text:p>
      <text:p text:style-name="P1"><text:soft-page-break/><text:tab/>for i in range(m):</text:p>
      <text:p text:style-name="P1"><text:tab/><text:tab/>if(2**i &gt;= m + i + 1):</text:p>
      <text:p text:style-name="P1"><text:tab/><text:tab/><text:tab/>return i</text:p>
      <text:p text:style-name="P1"/>
      <text:p text:style-name="P1">def posRedundantBits(data, r):</text:p>
      <text:p text:style-name="P1"/>
      <text:p text:style-name="P1"><text:tab/> </text:p>
      <text:p text:style-name="P1"><text:tab/>j = 0</text:p>
      <text:p text:style-name="P1"><text:tab/>k = 1</text:p>
      <text:p text:style-name="P1"><text:tab/>m = len(data)</text:p>
      <text:p text:style-name="P1"><text:tab/>res = ""</text:p>
      <text:p text:style-name="P1"/>
      <text:p text:style-name="P1"><text:tab/> </text:p>
      <text:p text:style-name="P1"><text:tab/>for i in range(1, m + r+1):</text:p>
      <text:p text:style-name="P1"><text:tab/><text:tab/>if(i == 2**j):</text:p>
      <text:p text:style-name="P1"><text:tab/><text:tab/><text:tab/>res = res + "0"</text:p>
      <text:p text:style-name="P1"><text:tab/><text:tab/><text:tab/>j += 1</text:p>
      <text:p text:style-name="P1"><text:tab/><text:tab/>else:</text:p>
      <text:p text:style-name="P1"><text:tab/><text:tab/><text:tab/>res = res + data[-1 * k]</text:p>
      <text:p text:style-name="P1"><text:tab/><text:tab/><text:tab/>k += 1</text:p>
      <text:p text:style-name="P1"/>
      <text:p text:style-name="P1"><text:tab/> </text:p>
      <text:p text:style-name="P1"><text:tab/>return res[::-1]</text:p>
      <text:p text:style-name="P1"/>
      <text:p text:style-name="P1"/>
      <text:p text:style-name="P1">def calcParityBits(arr, r):</text:p>
      <text:p text:style-name="P1"><text:tab/>n = len(arr)</text:p>
      <text:p text:style-name="P1"/>
      <text:p text:style-name="P1"><text:tab/> </text:p>
      <text:p text:style-name="P1"><text:tab/>for i in range(r): #number of redundants bits jita chalega</text:p>
      <text:p text:style-name="P1"><text:tab/><text:tab/>val = 0</text:p>
      <text:p text:style-name="P1"><text:tab/><text:tab/>for j in range(1, n + 1):</text:p>
      <text:p text:style-name="P1"/>
      <text:p text:style-name="P1"><text:tab/><text:tab/><text:tab/> </text:p>
      <text:p text:style-name="P1"><text:tab/><text:tab/><text:tab/>if(j &amp; (2**i) == (2**i)):</text:p>
      <text:p text:style-name="P1"><text:tab/><text:tab/><text:tab/><text:tab/>val = val ^ int(arr[-1 * j])</text:p>
      <text:p text:style-name="P1"><text:tab/><text:tab/>print(arr)<text:tab/> </text:p>
      <text:p text:style-name="P1"><text:tab/><text:tab/>arr = arr[:n-(2**i)] + str(val) + arr[n-(2**i)+1:]</text:p>
      <text:p text:style-name="P1"><text:tab/><text:tab/>print(arr)</text:p>
      <text:p text:style-name="P1"><text:tab/>return arr</text:p>
      <text:p text:style-name="P1"/>
      <text:p text:style-name="P1">s = socket.socket()<text:tab/></text:p>
      <text:p text:style-name="P1"/>
      <text:p text:style-name="P1"># Define the port on which you want to connect</text:p>
      <text:p text:style-name="P1">port = 12342</text:p>
      <text:p text:style-name="P1"/>
      <text:p text:style-name="P1"># connect to the server on local computer</text:p>
      <text:p text:style-name="P1">s.connect(('127.0.0.1', port))</text:p>
      <text:p text:style-name="P1"/>
      <text:p text:style-name="P1"><text:s/></text:p>
      <text:p text:style-name="P1">data = str(input("Enter the data in binary : "))</text:p>
      <text:p text:style-name="P1">data =(''.join(format(ord(x), 'b') for x in data))</text:p>
      <text:p text:style-name="P1"><text:soft-page-break/>print("Before positioning redundant bits <text:s/>: {}".format(data))</text:p>
      <text:p text:style-name="P1">m = len(data)</text:p>
      <text:p text:style-name="P1">r = calcRedundantBits(m)</text:p>
      <text:p text:style-name="P1">print("Number of Redundant Bits Required : {}".format(r))</text:p>
      <text:p text:style-name="P1"/>
      <text:p text:style-name="P1"/>
      <text:p text:style-name="P1"><text:s/></text:p>
      <text:p text:style-name="P1">arr = posRedundantBits(data, r)</text:p>
      <text:p text:style-name="P1">print("After Positioning Redundant Bits : {}".format(arr))</text:p>
      <text:p text:style-name="P1"><text:s/></text:p>
      <text:p text:style-name="P1">arr = calcParityBits(arr, r)</text:p>
      <text:p text:style-name="P1">print("After Calculating Parity Bits : {}".format(arr))</text:p>
      <text:p text:style-name="P1"><text:s/></text:p>
      <text:p text:style-name="P1"/>
      <text:p text:style-name="P1"><text:s/></text:p>
      <text:p text:style-name="P1">print("Data sent to server :",arr)</text:p>
      <text:p text:style-name="P1">s.sendto(arr.encode(),('127.0.0.1', 12345))</text:p>
      <text:p text:style-name="P1"/>
      <text:p text:style-name="P1"/>
      <text:p text:style-name="P1"># receive data from the server</text:p>
      <text:p text:style-name="P1">print("Received feedback from server :",s.recv(1024).decode())</text:p>
      <text:p text:style-name="P1"/>
      <text:p text:style-name="P1"># close the connection</text:p>
      <text:p text:style-name="P1">s.close()</text:p>
      <text:p text:style-name="P1"/>
      <text:p text:style-name="P1">server.py</text:p>
      <text:p text:style-name="P1"/>
      <text:p text:style-name="P1"># First of all import the socket library</text:p>
      <text:p text:style-name="P1">import socket</text:p>
      <text:p text:style-name="P1"/>
      <text:p text:style-name="P1">def detectError(arr, nr):</text:p>
      <text:p text:style-name="P1"><text:tab/>n = len(arr)</text:p>
      <text:p text:style-name="P1"><text:tab/>res = 0</text:p>
      <text:p text:style-name="P1"/>
      <text:p text:style-name="P1"><text:tab/> </text:p>
      <text:p text:style-name="P1"><text:tab/>for i in range(nr):</text:p>
      <text:p text:style-name="P1"><text:tab/><text:tab/>val = 0</text:p>
      <text:p text:style-name="P1"><text:tab/><text:tab/>for j in range(1, n + 1):</text:p>
      <text:p text:style-name="P1"><text:tab/><text:tab/><text:tab/>if(j &amp; (2**i) == (2**i)):</text:p>
      <text:p text:style-name="P1"><text:tab/><text:tab/><text:tab/><text:tab/>val = val ^ int(arr[-1 * j])</text:p>
      <text:p text:style-name="P1"/>
      <text:p text:style-name="P1"><text:tab/> </text:p>
      <text:p text:style-name="P1"/>
      <text:p text:style-name="P1"><text:tab/><text:tab/>res = res + val*(10**i)</text:p>
      <text:p text:style-name="P1"/>
      <text:p text:style-name="P1"><text:tab/> </text:p>
      <text:p text:style-name="P1"><text:tab/>return int(str(res), 2)</text:p>
      <text:p text:style-name="P1">def calcRedundantBits(m):</text:p>
      <text:p text:style-name="P1"/>
      <text:p text:style-name="P1"><text:tab/> </text:p>
      <text:p text:style-name="P1"><text:tab/>for i in range(m):</text:p>
      <text:p text:style-name="P1"><text:tab/><text:tab/>if(2**i &gt;= m + i + 1):</text:p>
      <text:p text:style-name="P1"><text:soft-page-break/><text:tab/><text:tab/><text:tab/>return i</text:p>
      <text:p text:style-name="P1">s = socket.socket()</text:p>
      <text:p text:style-name="P1"/>
      <text:p text:style-name="P1"># reserve a port on your computer in our</text:p>
      <text:p text:style-name="P1"># case it is 12345 but it can be anything</text:p>
      <text:p text:style-name="P1">port = 12342</text:p>
      <text:p text:style-name="P1"/>
      <text:p text:style-name="P1">s.bind(('127.0.0.1', port))</text:p>
      <text:p text:style-name="P1">print("socket binded to %s" % (port))</text:p>
      <text:p text:style-name="P1"># put the socket into listening mode</text:p>
      <text:p text:style-name="P1">s.listen(5)</text:p>
      <text:p text:style-name="P1">print("socket is listening")</text:p>
      <text:p text:style-name="P1"/>
      <text:p text:style-name="P1"/>
      <text:p text:style-name="P1">while True:</text:p>
      <text:p text:style-name="P1"><text:tab/># Establish connection with client.</text:p>
      <text:p text:style-name="P1"><text:tab/>c, addr = s.accept()</text:p>
      <text:p text:style-name="P1"><text:tab/>print("Connected to {} : {}".format(addr[0],addr[1]))</text:p>
      <text:p text:style-name="P1"/>
      <text:p text:style-name="P1"><text:tab/># Get data from client</text:p>
      <text:p text:style-name="P1"><text:tab/>data = c.recv(1024)</text:p>
      <text:p text:style-name="P1"/>
      <text:p text:style-name="P1"><text:tab/>print("Received data from Client :", data.decode())</text:p>
      <text:p text:style-name="P1"><text:tab/>data=data.decode()</text:p>
      <text:p text:style-name="P1"/>
      <text:p text:style-name="P1"><text:tab/>if not data:</text:p>
      <text:p text:style-name="P1"><text:tab/><text:tab/>break</text:p>
      <text:p text:style-name="P1"># First of all import the socket library</text:p>
      <text:p text:style-name="P1">import socket</text:p>
      <text:p text:style-name="P1"/>
      <text:p text:style-name="P1">def detectError(arr, nr):</text:p>
      <text:p text:style-name="P1"><text:tab/>n = len(arr)</text:p>
      <text:p text:style-name="P1"><text:tab/>res = 0</text:p>
      <text:p text:style-name="P1"/>
      <text:p text:style-name="P1"><text:tab/> </text:p>
      <text:p text:style-name="P1"><text:tab/>for i in range(nr):</text:p>
      <text:p text:style-name="P1"><text:tab/><text:tab/>val = 0</text:p>
      <text:p text:style-name="P1"><text:tab/><text:tab/>for j in range(1, n + 1):</text:p>
      <text:p text:style-name="P1"><text:tab/><text:tab/><text:tab/>if(j &amp; (2**i) == (2**i)):</text:p>
      <text:p text:style-name="P1"><text:tab/><text:tab/><text:tab/><text:tab/>val = val ^ int(arr[-1 * j])</text:p>
      <text:p text:style-name="P1"/>
      <text:p text:style-name="P1"><text:tab/> </text:p>
      <text:p text:style-name="P1"/>
      <text:p text:style-name="P1"><text:tab/><text:tab/>res = res + val*(10**i)</text:p>
      <text:p text:style-name="P1"/>
      <text:p text:style-name="P1"><text:tab/> </text:p>
      <text:p text:style-name="P1"><text:tab/>return int(str(res), 2)</text:p>
      <text:p text:style-name="P1">def calcRedundantBits(m):</text:p>
      <text:p text:style-name="P1"/>
      <text:p text:style-name="P1"><text:tab/> </text:p>
      <text:p text:style-name="P1"><text:tab/>for i in range(m):</text:p>
      <text:p text:style-name="P1"><text:tab/><text:tab/>if(2**i &gt;= m + i + 1):</text:p>
      <text:p text:style-name="P1"><text:soft-page-break/><text:tab/><text:tab/><text:tab/>return i</text:p>
      <text:p text:style-name="P1">s = socket.socket()</text:p>
      <text:p text:style-name="P1"/>
      <text:p text:style-name="P1"># reserve a port on your computer in our</text:p>
      <text:p text:style-name="P1"># case it is 12345 but it can be anything</text:p>
      <text:p text:style-name="P1">port = 12342</text:p>
      <text:p text:style-name="P1"/>
      <text:p text:style-name="P1">s.bind(('127.0.0.1', port))</text:p>
      <text:p text:style-name="P1">print("socket binded to %s" % (port))</text:p>
      <text:p text:style-name="P1"># put the socket into listening mode</text:p>
      <text:p text:style-name="P1">s.listen(5)</text:p>
      <text:p text:style-name="P1">print("socket is listening")</text:p>
      <text:p text:style-name="P1"/>
      <text:p text:style-name="P1"/>
      <text:p text:style-name="P1">while True:</text:p>
      <text:p text:style-name="P1"><text:tab/># Establish connection with client.</text:p>
      <text:p text:style-name="P1"><text:tab/>c, addr = s.accept()</text:p>
      <text:p text:style-name="P1"><text:tab/>print("Connected to {} : {}".format(addr[0],addr[1]))</text:p>
      <text:p text:style-name="P1"/>
      <text:p text:style-name="P1"><text:tab/># Get data from client</text:p>
      <text:p text:style-name="P1"><text:tab/>data = c.recv(1024)</text:p>
      <text:p text:style-name="P1"/>
      <text:p text:style-name="P1"><text:tab/>print("Received data from Client :", data.decode())</text:p>
      <text:p text:style-name="P1"><text:tab/>data=data.decode()</text:p>
      <text:p text:style-name="P1"/>
      <text:p text:style-name="P1"><text:tab/>if not data:</text:p>
      <text:p text:style-name="P1"><text:tab/><text:tab/>break</text:p>
      <text:p text:style-name="P1"/>
      <text:p text:style-name="P1"><text:tab/> </text:p>
      <text:p text:style-name="P1"><text:s/></text:p>
      <text:p text:style-name="P1"><text:tab/>arr = data</text:p>
      <text:p text:style-name="P1"><text:tab/>m = len(data)</text:p>
      <text:p text:style-name="P1"><text:tab/>r = calcRedundantBits(m)</text:p>
      <text:p text:style-name="P1"/>
      <text:p text:style-name="P1"><text:tab/>correction = detectError(arr, r)</text:p>
      <text:p text:style-name="P1"><text:tab/>if(correction==0):</text:p>
      <text:p text:style-name="P1"><text:tab/><text:tab/>c.sendto(("No errors found in data :)").encode(), ('127.0.0.1', 12345))</text:p>
      <text:p text:style-name="P1"><text:tab/>else:</text:p>
      <text:p text:style-name="P1"><text:tab/><text:tab/>temp=len(arr)-correction+1</text:p>
      <text:p text:style-name="P1"><text:tab/><text:tab/>st="The position of error is "+str(temp)</text:p>
      <text:p text:style-name="P1"><text:tab/><text:tab/>st=st+" from the left"</text:p>
      <text:p text:style-name="P1"><text:tab/><text:tab/>c.sendto((st).encode(), ('127.0.0.1', 12345))</text:p>
      <text:p text:style-name="P1"/>
      <text:p text:style-name="P1"><text:tab/> </text:p>
      <text:p text:style-name="P1"/>
      <text:p text:style-name="P1"><text:tab/>c.close()</text:p>
      <text:p text:style-name="P1"><text:tab/> # First of all import the socket library</text:p>
      <text:p text:style-name="P1">import socket</text:p>
      <text:p text:style-name="P1"/>
      <text:p text:style-name="P1">def detectError(arr, nr):</text:p>
      <text:p text:style-name="P1"><text:tab/>n = len(arr)</text:p>
      <text:p text:style-name="P1"><text:tab/>res = 0</text:p>
      <text:p text:style-name="P1"><text:soft-page-break/></text:p>
      <text:p text:style-name="P1"><text:tab/> </text:p>
      <text:p text:style-name="P1"><text:tab/>for i in range(nr):20219053@csadmin-OptiPlex-3050:~/Desktop/nw/hamming$ python3 server.py</text:p>
      <text:p text:style-name="P1">socket binded to 12342</text:p>
      <text:p text:style-name="P1">socket is listening</text:p>
      <text:p text:style-name="P1">Connected to 127.0.0.1 : 35168</text:p>
      <text:p text:style-name="P1">Received data from Client : 110000110000111000011000111100001100001110</text:p>
      <text:p text:style-name="P1"><text:tab/><text:tab/>val = 0</text:p>
      <text:p text:style-name="P1"><text:tab/><text:tab/>for j in range(1, n + 1):</text:p>
      <text:p text:style-name="P1"><text:tab/><text:tab/><text:tab/>if(j &amp; (2**i) == (2**i)):</text:p>
      <text:p text:style-name="P1"><text:tab/><text:tab/><text:tab/><text:tab/>val = val ^ int(arr[-1 * j])</text:p>
      <text:p text:style-name="P1"/>
      <text:p text:style-name="P1"><text:tab/> </text:p>
      <text:p text:style-name="P1"/>
      <text:p text:style-name="P1"><text:tab/><text:tab/>res = res + val*(10**i)</text:p>
      <text:p text:style-name="P1"/>
      <text:p text:style-name="P1"><text:tab/> </text:p>
      <text:p text:style-name="P1"><text:tab/>return int(str(res), 2)</text:p>
      <text:p text:style-name="P1">def calcRedundantBits(m):</text:p>
      <text:p text:style-name="P1"/>
      <text:p text:style-name="P1"><text:tab/> </text:p>
      <text:p text:style-name="P1"><text:tab/>for i in range(m):</text:p>
      <text:p text:style-name="P1"><text:tab/><text:tab/>if(2**i &gt;= m + i + 1):</text:p>
      <text:p text:style-name="P1"><text:tab/><text:tab/><text:tab/>return i</text:p>
      <text:p text:style-name="P1">s = socket.socket()</text:p>
      <text:p text:style-name="P1"/>
      <text:p text:style-name="P1"># reserve a port on your computer in our</text:p>
      <text:p text:style-name="P1"># case it is 12345 but it can be anything</text:p>
      <text:p text:style-name="P1">port = 12342</text:p>
      <text:p text:style-name="P1"/>
      <text:p text:style-name="P1">s.bind(('127.0.0.1', port))</text:p>
      <text:p text:style-name="P1">print("socket binded to %s" % (port))</text:p>
      <text:p text:style-name="P1"># put the socket into listening mode</text:p>
      <text:p text:style-name="P1">s.listen(5)</text:p>
      <text:p text:style-name="P1">print("socket is listening")</text:p>
      <text:p text:style-name="P1"/>
      <text:p text:style-name="P1"/>
      <text:p text:style-name="P1">while True:</text:p>
      <text:p text:style-name="P1"><text:tab/># Establish connection with client.</text:p>
      <text:p text:style-name="P1"><text:tab/>c, addr = s.accept()</text:p>
      <text:p text:style-name="P1"><text:tab/>print("Connected to {} : {}".format(addr[0],addr[1]))</text:p>
      <text:p text:style-name="P1"/>
      <text:p text:style-name="P1"><text:tab/># Get data from client</text:p>
      <text:p text:style-name="P1"><text:tab/>data = c.recv(1024)</text:p>
      <text:p text:style-name="P1"/>
      <text:p text:style-name="P1"><text:tab/>print("Received data from Client :", data.decode())</text:p>
      <text:p text:style-name="P1"><text:tab/>data=data.decode()</text:p>
      <text:p text:style-name="P1"/>
      <text:p text:style-name="P1"><text:tab/>if not data:</text:p>
      <text:p text:style-name="P1"><text:tab/><text:tab/>break</text:p>
      <text:p text:style-name="P1"/>
      <text:p text:style-name="P1"><text:soft-page-break/><text:tab/> </text:p>
      <text:p text:style-name="P1"><text:s/></text:p>
      <text:p text:style-name="P1"><text:tab/>arr = data</text:p>
      <text:p text:style-name="P1"><text:tab/>m = len(data)</text:p>
      <text:p text:style-name="P1"><text:tab/>r = calcRedundantBits(m)</text:p>
      <text:p text:style-name="P1"/>
      <text:p text:style-name="P1"><text:tab/>correction = detectError(arr, r)</text:p>
      <text:p text:style-name="P1"><text:tab/>if(correction==0):</text:p>
      <text:p text:style-name="P1"><text:tab/><text:tab/>c.sendto(("No errors found in data :)").encode(), ('127.0.0.1', 12345))</text:p>
      <text:p text:style-name="P1"><text:tab/>else:</text:p>
      <text:p text:style-name="P1"><text:tab/><text:tab/>temp=len(arr)-correction+1</text:p>
      <text:p text:style-name="P1"><text:tab/><text:tab/>st="The position of error is "+str(temp)</text:p>
      <text:p text:style-name="P1"><text:tab/><text:tab/>st=st+" from the left"</text:p>
      <text:p text:style-name="P1"><text:tab/><text:tab/>c.sendto((st).encode(), ('127.0.0.1', 12345))</text:p>
      <text:p text:style-name="P1"/>
      <text:p text:style-name="P1"><text:tab/> </text:p>
      <text:p text:style-name="P1"/>
      <text:p text:style-name="P1"><text:tab/>c.close()</text:p>
      <text:p text:style-name="P1"><text:s/></text:p>
      <text:p text:style-name="P1"><text:tab/>arr = data</text:p>
      <text:p text:style-name="P1"><text:tab/>m = len(data)</text:p>
      <text:p text:style-name="P1"><text:tab/>r = calcRedundantBits(m)</text:p>
      <text:p text:style-name="P1"/>
      <text:p text:style-name="P1"><text:tab/>correction = detectError(arr, r)</text:p>
      <text:p text:style-name="P1"><text:tab/>if(correction==0):</text:p>
      <text:p text:style-name="P1"><text:tab/><text:tab/>c.sendto(("No errors found in data :)").encode(), ('127.0.0.1', 12345))</text:p>
      <text:p text:style-name="P1"><text:tab/>else:</text:p>
      <text:p text:style-name="P1"><text:tab/><text:tab/>temp=len(arr)-correction+1</text:p>
      <text:p text:style-name="P1"><text:tab/><text:tab/>st="The position of error is "+str(temp)</text:p>
      <text:p text:style-name="P1"><text:tab/><text:tab/>st=st+" from the left"</text:p>
      <text:p text:style-name="P1"><text:tab/><text:tab/>c.sendto((st).encode(), ('127.0.0.1', 12345))</text:p>
      <text:p text:style-name="P1"/>
      <text:p text:style-name="P1"><text:tab/> </text:p>
      <text:p text:style-name="P1"/>
      <text:p text:style-name="P1"><text:tab/>c.close()</text:p>
      <text:p text:style-name="P1"/>
      <text:p text:style-name="P5">OUTPUT:</text:p>
      <text:p text:style-name="P5"/>
      <text:p text:style-name="P5">20219053@csadmin-OptiPlex-3050:~/Desktop/nw/hamming$ python3 server.py</text:p>
      <text:p text:style-name="P5">socket binded to 12342</text:p>
      <text:p text:style-name="P5">socket is listening</text:p>
      <text:p text:style-name="P5">Connected to 127.0.0.1 : 35168</text:p>
      <text:p text:style-name="P5">Received data from Client : 110000110000111000011000111100001100001110</text:p>
      <text:p text:style-name="P5"/>
      <text:p text:style-name="P5">20219053@csadmin-OptiPlex-3050:~/Desktop/nw/hamming$ python3 client.py</text:p>
      <text:p text:style-name="P5">Enter the data in binary : 010101</text:p>
      <text:p text:style-name="P5">Before positioning redundant bits <text:s/>: 110000110001110000110001110000110001</text:p>
      <text:p text:style-name="P5">Number of Redundant Bits Required : 6</text:p>
      <text:p text:style-name="P5">After Positioning Redundant Bits : 110000110000111000011000110100001100000100</text:p>
      <text:p text:style-name="P5">110000110000111000011000110100001100000100</text:p>
      <text:p text:style-name="P5">110000110000111000011000110100001100000100</text:p>
      <text:p text:style-name="P5">110000110000111000011000110100001100000100</text:p>
      <text:p text:style-name="P5"><text:soft-page-break/>110000110000111000011000110100001100000110</text:p>
      <text:p text:style-name="P5">110000110000111000011000110100001100000110</text:p>
      <text:p text:style-name="P5">110000110000111000011000110100001100001110</text:p>
      <text:p text:style-name="P5">110000110000111000011000110100001100001110</text:p>
      <text:p text:style-name="P5">110000110000111000011000110100001100001110</text:p>
      <text:p text:style-name="P5">110000110000111000011000110100001100001110</text:p>
      <text:p text:style-name="P5">110000110000111000011000111100001100001110</text:p>
      <text:p text:style-name="P5">110000110000111000011000111100001100001110</text:p>
      <text:p text:style-name="P5">110000110000111000011000111100001100001110</text:p>
      <text:p text:style-name="P5">After Calculating Parity Bits : 110000110000111000011000111100001100001110</text:p>
      <text:p text:style-name="P5">Data sent to server : 110000110000111000011000111100001100001110</text:p>
      <text:p text:style-name="P5">Received feedback from server : No errors found in data :)</text:p>
      <text:p text:style-name="P6"/>
      <text:p text:style-name="P1"/>
      <text:p text:style-name="P1">#Experiment No. 8</text:p>
      <text:p text:style-name="P1">#Substitution Cipher -&gt; Vignere Cipher</text:p>
      <text:p text:style-name="P1"/>
      <text:p text:style-name="P1">MANAVESH NARENDRA</text:p>
      <text:p text:style-name="P1">CS-A S7 </text:p>
      <text:p text:style-name="P1">Reg: 20219053</text:p>
      <text:p text:style-name="P1"/>
      <text:p text:style-name="P1">client.py</text:p>
      <text:p text:style-name="P1"/>
      <text:p text:style-name="P1">import socket</text:p>
      <text:p text:style-name="P1"/>
      <text:p text:style-name="P1">HOST='127.0.0.1'</text:p>
      <text:p text:style-name="P1">PORT=12347</text:p>
      <text:p text:style-name="P1"/>
      <text:p text:style-name="P1"/>
      <text:p text:style-name="P1">def sameLeng(msg,key):</text:p>
      <text:p text:style-name="P1"><text:tab/>out=""</text:p>
      <text:p text:style-name="P1"><text:tab/>i=0</text:p>
      <text:p text:style-name="P1"><text:tab/>while i&lt;len(msg):</text:p>
      <text:p text:style-name="P1"><text:tab/><text:tab/>out=out+key</text:p>
      <text:p text:style-name="P1"><text:tab/><text:tab/>i+=len(key)</text:p>
      <text:p text:style-name="P1"><text:tab/>#strip</text:p>
      <text:p text:style-name="P1"><text:tab/>out=out[0:len(msg)]</text:p>
      <text:p text:style-name="P1"><text:tab/>return [msg,out]</text:p>
      <text:p text:style-name="P1"/>
      <text:p text:style-name="P1">def encode(msg,key):</text:p>
      <text:p text:style-name="P1"><text:tab/>ans=""</text:p>
      <text:p text:style-name="P1"><text:tab/>for i in range(0,len(msg)):</text:p>
      <text:p text:style-name="P1"><text:tab/><text:tab/>a=msg[i:i+1]</text:p>
      <text:p text:style-name="P1"><text:tab/><text:tab/>b=key[i:i+1]</text:p>
      <text:p text:style-name="P1"><text:tab/><text:tab/>x=(ord(a)-ord('a')+ord(b)-ord('a'))%26</text:p>
      <text:p text:style-name="P1"><text:tab/><text:tab/>x+=ord('a')</text:p>
      <text:p text:style-name="P1"><text:tab/><text:tab/>ans+=chr(x)</text:p>
      <text:p text:style-name="P1"><text:tab/>return ans</text:p>
      <text:p text:style-name="P1"><text:tab/><text:tab/></text:p>
      <text:p text:style-name="P1">def main():</text:p>
      <text:p text:style-name="P1"><text:tab/>sockett=socket.socket(socket.AF_INET,socket.SOCK_STREAM)</text:p>
      <text:p text:style-name="P1"><text:tab/>sockett.connect((HOST,PORT))</text:p>
      <text:p text:style-name="P1"><text:soft-page-break/><text:tab/></text:p>
      <text:p text:style-name="P1"><text:tab/>while True:</text:p>
      <text:p text:style-name="P1"><text:tab/><text:tab/>msg=input("Enter the plaintext : ")</text:p>
      <text:p text:style-name="P1"><text:tab/><text:tab/>msg1=msg</text:p>
      <text:p text:style-name="P1"><text:tab/><text:tab/></text:p>
      <text:p text:style-name="P1"><text:tab/><text:tab/>key="yash"</text:p>
      <text:p text:style-name="P1"><text:tab/><text:tab/></text:p>
      <text:p text:style-name="P1"/>
      <text:p text:style-name="P1"/>
      <text:p text:style-name="P1"><text:tab/><text:tab/>l=sameLeng(msg1,key)</text:p>
      <text:p text:style-name="P1"><text:tab/><text:tab/>msg=l[0]</text:p>
      <text:p text:style-name="P1"><text:tab/><text:tab/>key=l[1]</text:p>
      <text:p text:style-name="P1"><text:tab/><text:tab/></text:p>
      <text:p text:style-name="P1"><text:tab/><text:tab/>postencoding=encode(msg,key)</text:p>
      <text:p text:style-name="P1"><text:tab/><text:tab/>print("Ciphertext generated is : ",postencoding)</text:p>
      <text:p text:style-name="P1"><text:tab/><text:tab/>msg=postencoding.encode("utf-8")</text:p>
      <text:p text:style-name="P1"><text:tab/><text:tab/>sockett.send(msg)</text:p>
      <text:p text:style-name="P1"><text:tab/><text:tab/>print("Message Sent!")</text:p>
      <text:p text:style-name="P1"><text:tab/><text:tab/></text:p>
      <text:p text:style-name="P1"><text:tab/><text:tab/></text:p>
      <text:p text:style-name="P1">if __name__ == '__main__':</text:p>
      <text:p text:style-name="P1"><text:tab/>main()</text:p>
      <text:p text:style-name="P1"/>
      <text:p text:style-name="P1"/>
      <text:p text:style-name="P1">server.py</text:p>
      <text:p text:style-name="P1"/>
      <text:p text:style-name="P1">import socket</text:p>
      <text:p text:style-name="P1">IP = '127.0.0.1'</text:p>
      <text:p text:style-name="P1">PORT = 12347</text:p>
      <text:p text:style-name="P1"/>
      <text:p text:style-name="P1">def sameLeng(msg,key):</text:p>
      <text:p text:style-name="P1"><text:tab/>out=""</text:p>
      <text:p text:style-name="P1"><text:tab/>i=0</text:p>
      <text:p text:style-name="P1"><text:tab/>while i&lt;len(msg):</text:p>
      <text:p text:style-name="P1"><text:tab/><text:tab/>out=out+key</text:p>
      <text:p text:style-name="P1"><text:tab/><text:tab/>i+=len(key)</text:p>
      <text:p text:style-name="P1"><text:tab/>#strip</text:p>
      <text:p text:style-name="P1"><text:tab/>out=out[0:len(msg)]</text:p>
      <text:p text:style-name="P1"><text:tab/>return [msg,out]</text:p>
      <text:p text:style-name="P1"/>
      <text:p text:style-name="P1">def decode(msg,key):</text:p>
      <text:p text:style-name="P1"><text:tab/>ans=""</text:p>
      <text:p text:style-name="P1"><text:tab/>for i in range(0,len(msg)):</text:p>
      <text:p text:style-name="P1"><text:tab/><text:tab/>a=msg[i:i+1]</text:p>
      <text:p text:style-name="P1"><text:tab/><text:tab/>b=key[i:i+1]</text:p>
      <text:p text:style-name="P1"><text:tab/><text:tab/>x=(ord(a)-ord(b))%26</text:p>
      <text:p text:style-name="P1"><text:tab/><text:tab/>x+=ord('a')</text:p>
      <text:p text:style-name="P1"><text:tab/><text:tab/>ans+=chr(x)</text:p>
      <text:p text:style-name="P1"><text:tab/>return ans</text:p>
      <text:p text:style-name="P1">def main():</text:p>
      <text:p text:style-name="P1"><text:tab/>server = socket.socket(socket.AF_INET, socket.SOCK_STREAM)</text:p>
      <text:p text:style-name="P1"><text:tab/>server.bind((IP, PORT))</text:p>
      <text:p text:style-name="P1"><text:soft-page-break/><text:tab/>server.listen(10)</text:p>
      <text:p text:style-name="P1"><text:tab/>while True:</text:p>
      <text:p text:style-name="P1"><text:tab/><text:tab/>client, address = server.accept()</text:p>
      <text:p text:style-name="P1"><text:tab/><text:tab/>print(f"Connected to {address[0]} <text:s/>:{address[1]}")</text:p>
      <text:p text:style-name="P1"><text:tab/><text:tab/>ds=client.recv(1024).decode("utf-8")</text:p>
      <text:p text:style-name="P1"><text:tab/><text:tab/>print("Data received is {}".format(ds))</text:p>
      <text:p text:style-name="P1"/>
      <text:p text:style-name="P1"><text:tab/><text:tab/>#ds is decoded now</text:p>
      <text:p text:style-name="P1"><text:tab/><text:tab/>key="yash"</text:p>
      <text:p text:style-name="P1"><text:tab/><text:tab/>l=sameLeng(ds,key)</text:p>
      <text:p text:style-name="P1"><text:tab/><text:tab/>msg=l[0]</text:p>
      <text:p text:style-name="P1"><text:tab/><text:tab/>key=l[1]</text:p>
      <text:p text:style-name="P1"><text:tab/><text:tab/></text:p>
      <text:p text:style-name="P1"><text:tab/><text:tab/>postdecoding=decode(msg,key)</text:p>
      <text:p text:style-name="P1"><text:tab/><text:tab/>print("Plaintext after decoding is : ",postdecoding)</text:p>
      <text:p text:style-name="P1"><text:tab/><text:tab/></text:p>
      <text:p text:style-name="P1"><text:tab/></text:p>
      <text:p text:style-name="P1">if __name__ == '__main__':</text:p>
      <text:p text:style-name="P1"><text:tab/>main()</text:p>
      <text:p text:style-name="P1"/>
      <text:p text:style-name="P5">OUTPUT : </text:p>
      <text:p text:style-name="P5">20219053@csadmin-OptiPlex-3050:~/Desktop/nw/subscipher$ python3 client.py</text:p>
      <text:p text:style-name="P5">Enter the plaintext : manavesh</text:p>
      <text:p text:style-name="P5">Ciphertext generated is : <text:s/>kafhteko</text:p>
      <text:p text:style-name="P5">Message Sent!</text:p>
      <text:p text:style-name="P5"/>
      <text:p text:style-name="P5">20219053@csadmin-OptiPlex-3050:~/Desktop/nw/subscipher$ python3 server.py</text:p>
      <text:p text:style-name="P5">Connected to 127.0.0.1 <text:s/>:51928</text:p>
      <text:p text:style-name="P5">Data received is kafhteko</text:p>
      <text:p text:style-name="P5">Plaintext after decoding is : <text:s/>manavesh</text:p>
      <text:p text:style-name="P3"/>
      <text:p text:style-name="P1">------------------------------------------------------------------------------------------------------------------------</text:p>
      <text:p text:style-name="P1"/>
      <text:p text:style-name="P2">#Experiment No. <text:span text:style-name="T1">9</text:span></text:p>
      <text:p text:style-name="P2">#<text:span text:style-name="T1">Transposition Cipher : RAIL FENCE CIPHER</text:span></text:p>
      <text:p text:style-name="P2"/>
      <text:p text:style-name="P2">MANAVESH NARENDRA</text:p>
      <text:p text:style-name="P2">CS-A S7 </text:p>
      <text:p text:style-name="P2">Reg: 20219053</text:p>
      <text:p text:style-name="P2"/>
      <text:p text:style-name="P4">client.py</text:p>
      <text:p text:style-name="P4"/>
      <text:p text:style-name="P4">import socket</text:p>
      <text:p text:style-name="P4"/>
      <text:p text:style-name="P4">HOST='127.0.0.1'</text:p>
      <text:p text:style-name="P4">PORT=12349</text:p>
      <text:p text:style-name="P4"/>
      <text:p text:style-name="P4"/>
      <text:p text:style-name="P4">def sameLeng(msg,key):</text:p>
      <text:p text:style-name="P4"><text:tab/>out=""</text:p>
      <text:p text:style-name="P4"><text:tab/>i=0</text:p>
      <text:p text:style-name="P4"><text:tab/>while i&lt;len(msg):</text:p>
      <text:p text:style-name="P4"><text:soft-page-break/><text:tab/><text:tab/>out=out+key</text:p>
      <text:p text:style-name="P4"><text:tab/><text:tab/>i+=len(key)</text:p>
      <text:p text:style-name="P4"><text:tab/>#strip</text:p>
      <text:p text:style-name="P4"><text:tab/>out=out[0:len(msg)]</text:p>
      <text:p text:style-name="P4"><text:tab/>return [msg,out]</text:p>
      <text:p text:style-name="P4"/>
      <text:p text:style-name="P4">def encode(text,key):</text:p>
      <text:p text:style-name="P4"><text:tab/>row=0</text:p>
      <text:p text:style-name="P4"><text:tab/>col=0</text:p>
      <text:p text:style-name="P4"/>
      <text:p text:style-name="P4"><text:tab/>rail=[['\n' for i in range(len(text))] for j in range(key)]</text:p>
      <text:p text:style-name="P4"><text:tab/>dir_down=False</text:p>
      <text:p text:style-name="P4"/>
      <text:p text:style-name="P4"><text:tab/>for i in range(len(text)):</text:p>
      <text:p text:style-name="P4"><text:tab/><text:tab/>if (row==0) or (row==key-1):</text:p>
      <text:p text:style-name="P4"><text:tab/><text:tab/><text:tab/>dir_down=not dir_down</text:p>
      <text:p text:style-name="P4"><text:tab/><text:tab/>rail[row][col]=text[i]</text:p>
      <text:p text:style-name="P4"><text:tab/><text:tab/>col+=1</text:p>
      <text:p text:style-name="P4"><text:tab/><text:tab/>if dir_down:</text:p>
      <text:p text:style-name="P4"><text:tab/><text:tab/><text:tab/>row+=1</text:p>
      <text:p text:style-name="P4"><text:tab/><text:tab/>else:</text:p>
      <text:p text:style-name="P4"><text:tab/><text:tab/><text:tab/>row-=1</text:p>
      <text:p text:style-name="P4"><text:tab/><text:tab/>result=[]</text:p>
      <text:p text:style-name="P4"><text:tab/>for i in range(key):</text:p>
      <text:p text:style-name="P4"><text:tab/><text:tab/>for j in range(len(text)):</text:p>
      <text:p text:style-name="P4"><text:tab/><text:tab/><text:tab/>if rail[i][j]!='\n':</text:p>
      <text:p text:style-name="P4"><text:tab/><text:tab/><text:tab/><text:tab/>result.append(rail[i][j])</text:p>
      <text:p text:style-name="P4"><text:tab/>return("".join(result))</text:p>
      <text:p text:style-name="P4"><text:tab/></text:p>
      <text:p text:style-name="P4"><text:tab/><text:tab/><text:tab/><text:tab/></text:p>
      <text:p text:style-name="P4">def main():</text:p>
      <text:p text:style-name="P4"><text:tab/>sockett=socket.socket(socket.AF_INET,socket.SOCK_STREAM)</text:p>
      <text:p text:style-name="P4"><text:tab/>sockett.connect((HOST,PORT))</text:p>
      <text:p text:style-name="P4"><text:tab/></text:p>
      <text:p text:style-name="P4"><text:tab/>while True:</text:p>
      <text:p text:style-name="P4"><text:tab/><text:tab/>msg=input("Enter the plaintext : ")</text:p>
      <text:p text:style-name="P4"><text:tab/><text:tab/></text:p>
      <text:p text:style-name="P4"><text:tab/><text:tab/>key=3</text:p>
      <text:p text:style-name="P4"><text:tab/></text:p>
      <text:p text:style-name="P4"><text:tab/><text:tab/>postencoding=encode(msg,key)</text:p>
      <text:p text:style-name="P4"><text:tab/><text:tab/>print("Ciphertext generated is : ",postencoding)</text:p>
      <text:p text:style-name="P4"><text:tab/><text:tab/>msg=postencoding.encode("utf-8")</text:p>
      <text:p text:style-name="P4"><text:tab/><text:tab/>sockett.send(msg)</text:p>
      <text:p text:style-name="P4"><text:tab/><text:tab/>print("Message Sent!")</text:p>
      <text:p text:style-name="P4"><text:tab/><text:tab/></text:p>
      <text:p text:style-name="P4"><text:tab/><text:tab/></text:p>
      <text:p text:style-name="P4">if __name__ == '__main__':</text:p>
      <text:p text:style-name="P4"><text:tab/>main()</text:p>
      <text:p text:style-name="P4"/>
      <text:p text:style-name="P4">20219053@csadmin-OptiPlex-3050:~/Desktop/nw/subscipher$ python3 server.py</text:p>
      <text:p text:style-name="P4">Connected to 127.0.0.1 <text:s/>:51928</text:p>
      <text:p text:style-name="P4">Data received is kafhteko</text:p>
      <text:p text:style-name="P4"><text:soft-page-break/>Plaintext after decoding is : <text:s/>manavesh</text:p>
      <text:p text:style-name="P4">server.py</text:p>
      <text:p text:style-name="P4"/>
      <text:p text:style-name="P4"/>
      <text:p text:style-name="P4">import socket</text:p>
      <text:p text:style-name="P4">IP = '127.0.0.1'</text:p>
      <text:p text:style-name="P4">PORT = 12349</text:p>
      <text:p text:style-name="P4"/>
      <text:p text:style-name="P4">def sameLeng(msg,key):</text:p>
      <text:p text:style-name="P4"><text:tab/>out=""</text:p>
      <text:p text:style-name="P4"><text:tab/>i=0</text:p>
      <text:p text:style-name="P4"><text:tab/>while i&lt;len(msg):</text:p>
      <text:p text:style-name="P4"><text:tab/><text:tab/>out=out+key</text:p>
      <text:p text:style-name="P4"><text:tab/><text:tab/>i+=len(key)</text:p>
      <text:p text:style-name="P4"><text:tab/>#strip</text:p>
      <text:p text:style-name="P4"><text:tab/>out=out[0:len(msg)]</text:p>
      <text:p text:style-name="P4"><text:tab/>return [msg,out]</text:p>
      <text:p text:style-name="P4"/>
      <text:p text:style-name="P4">def decode(msg,key):</text:p>
      <text:p text:style-name="P4"><text:tab/>rail=[['\n' for i in range(len(msg))] for j in range(key)]</text:p>
      <text:p text:style-name="P4"><text:tab/>dir_down=None</text:p>
      <text:p text:style-name="P4"><text:tab/>row=0</text:p>
      <text:p text:style-name="P4"><text:tab/>col=0</text:p>
      <text:p text:style-name="P4"><text:tab/>for i in range(len(msg)):</text:p>
      <text:p text:style-name="P4"><text:tab/><text:tab/>if row==0:</text:p>
      <text:p text:style-name="P4"><text:tab/><text:tab/><text:tab/>dir_down=True</text:p>
      <text:p text:style-name="P4"><text:tab/><text:tab/>if row==key-1:</text:p>
      <text:p text:style-name="P4"><text:tab/><text:tab/><text:tab/>dir_down=False</text:p>
      <text:p text:style-name="P4"><text:tab/><text:tab/></text:p>
      <text:p text:style-name="P4"><text:tab/><text:tab/>rail[row][col]='_'</text:p>
      <text:p text:style-name="P4"><text:tab/><text:tab/>col+=1</text:p>
      <text:p text:style-name="P4"><text:tab/><text:tab/></text:p>
      <text:p text:style-name="P4"><text:tab/><text:tab/>if dir_down:</text:p>
      <text:p text:style-name="P4"><text:tab/><text:tab/><text:tab/>row+=1</text:p>
      <text:p text:style-name="P4"><text:tab/><text:tab/>else:</text:p>
      <text:p text:style-name="P4"><text:tab/><text:tab/><text:tab/>row-=1</text:p>
      <text:p text:style-name="P4"><text:tab/><text:tab/></text:p>
      <text:p text:style-name="P4"><text:tab/>index=0</text:p>
      <text:p text:style-name="P4"><text:tab/>for i in range(key):</text:p>
      <text:p text:style-name="P4"><text:tab/><text:tab/>for j in range(len(msg)):</text:p>
      <text:p text:style-name="P4"><text:tab/><text:tab/><text:tab/>if rail[i][j]=='_' and index&lt;len(msg):</text:p>
      <text:p text:style-name="P4"><text:tab/><text:tab/><text:tab/><text:tab/>rail[i][j]=msg[index]</text:p>
      <text:p text:style-name="P4"><text:tab/><text:tab/><text:tab/><text:tab/>index+=1</text:p>
      <text:p text:style-name="P4"><text:tab/>result=[]</text:p>
      <text:p text:style-name="P4"><text:tab/>row=0</text:p>
      <text:p text:style-name="P4"><text:tab/>col=0</text:p>
      <text:p text:style-name="P4"><text:tab/>for i in range(len(msg)):</text:p>
      <text:p text:style-name="P4"><text:tab/><text:tab/>if row==0:</text:p>
      <text:p text:style-name="P4"><text:tab/><text:tab/><text:tab/>dir_down=True</text:p>
      <text:p text:style-name="P4"><text:tab/><text:tab/>if row==key-1:</text:p>
      <text:p text:style-name="P4"><text:tab/><text:tab/><text:tab/>dir_down=False</text:p>
      <text:p text:style-name="P4"><text:tab/><text:tab/>if rail[row][col]!='_':</text:p>
      <text:p text:style-name="P4"><text:soft-page-break/><text:tab/><text:tab/><text:tab/>result.append(rail[row][col])</text:p>
      <text:p text:style-name="P4"><text:tab/><text:tab/><text:tab/>col+=1</text:p>
      <text:p text:style-name="P4"><text:tab/><text:tab/>if dir_down:</text:p>
      <text:p text:style-name="P4"><text:tab/><text:tab/><text:tab/>row+=1</text:p>
      <text:p text:style-name="P4"><text:tab/><text:tab/>else:</text:p>
      <text:p text:style-name="P4"><text:tab/><text:tab/><text:tab/>row-=1</text:p>
      <text:p text:style-name="P4"/>
      <text:p text:style-name="P4"><text:tab/>return "".join(result)</text:p>
      <text:p text:style-name="P4"/>
      <text:p text:style-name="P4">def main():</text:p>
      <text:p text:style-name="P4"><text:tab/>server = socket.socket(socket.AF_INET, socket.SOCK_STREAM)</text:p>
      <text:p text:style-name="P4"><text:tab/>server.bind((IP, PORT))</text:p>
      <text:p text:style-name="P4"><text:tab/>server.listen(10)</text:p>
      <text:p text:style-name="P4"><text:tab/>while True:</text:p>
      <text:p text:style-name="P4"><text:tab/><text:tab/>client, address = server.accept()</text:p>
      <text:p text:style-name="P4"><text:tab/><text:tab/>print(f"Connected to {address[0]} <text:s/>:{address[1]}")</text:p>
      <text:p text:style-name="P4"><text:tab/><text:tab/>ds=client.recv(1024).decode("utf-8")</text:p>
      <text:p text:style-name="P4"><text:tab/><text:tab/>print("Data received is {}".format(ds))</text:p>
      <text:p text:style-name="P4"><text:tab/><text:tab/>key=3</text:p>
      <text:p text:style-name="P4"/>
      <text:p text:style-name="P4"/>
      <text:p text:style-name="P4"><text:tab/><text:tab/>#ds is decoded now</text:p>
      <text:p text:style-name="P4"><text:tab/><text:tab/>ans=decode(ds,key)</text:p>
      <text:p text:style-name="P4"><text:tab/><text:tab/>print("Decrypted Plaintext is: ",ans)<text:tab/></text:p>
      <text:p text:style-name="P4"/>
      <text:p text:style-name="P4">if __name__ == '__main__':</text:p>
      <text:p text:style-name="P4"><text:tab/>main()</text:p>
      <text:p text:style-name="P4"/>
      <text:p text:style-name="P5">OUTPUT:</text:p>
      <text:p text:style-name="P5"/>
      <text:p text:style-name="P5">20219053@csadmin-OptiPlex-3050:~/Desktop/nw/transcipher$ python3 client.py</text:p>
      <text:p text:style-name="P5">Enter the plaintext : manavesh</text:p>
      <text:p text:style-name="P5">Ciphertext generated is : <text:s/>mvaaehns</text:p>
      <text:p text:style-name="P5">Message Sent!</text:p>
      <text:p text:style-name="P5"/>
      <text:p text:style-name="P5">20219053@csadmin-OptiPlex-3050:~/Desktop/nw/transcipher$ python3 server.py</text:p>
      <text:p text:style-name="P5">Connected to 127.0.0.1 <text:s/>:60032</text:p>
      <text:p text:style-name="P5">Data received is mvaaehns</text:p>
      <text:p text:style-name="P5">Decrypted Plaintext is: <text:s/>manavesh</text:p>
      <text:p text:style-name="P5"/>
      <text:p text:style-name="P7"/>
      <text:p text:style-name="P4"/>
      <text:p text:style-name="P2">#<text:span text:style-name="T1">Compression Decompression</text:span> -&gt; <text:span text:style-name="T1">LZW</text:span></text:p>
      <text:p text:style-name="P2"/>
      <text:p text:style-name="P2">MANAVESH NARENDRA</text:p>
      <text:p text:style-name="P2">CS-A S7 </text:p>
      <text:p text:style-name="P2">Reg: 20219053</text:p>
      <text:p text:style-name="P2"/>
      <text:p text:style-name="P4">encoding.py</text:p>
      <text:p text:style-name="P4"/>
      <text:p text:style-name="P4">import sys</text:p>
      <text:p text:style-name="P4">from sys import argv</text:p>
      <text:p text:style-name="P4"><text:soft-page-break/>from struct import *</text:p>
      <text:p text:style-name="P4">uncompressed=input("Enter the string: ")</text:p>
      <text:p text:style-name="P4">dict_size = 1</text:p>
      <text:p text:style-name="P4">char_seen = []</text:p>
      <text:p text:style-name="P4">dictionary={}</text:p>
      <text:p text:style-name="P4">for char in uncompressed:</text:p>
      <text:p text:style-name="P4"><text:tab/>if char not in char_seen:</text:p>
      <text:p text:style-name="P4"><text:tab/><text:tab/>char_seen.append(char)</text:p>
      <text:p text:style-name="P4">string=''.join(char_seen)</text:p>
      <text:p text:style-name="P4">for i in string:</text:p>
      <text:p text:style-name="P4"><text:tab/>dictionary[i] = dict_size</text:p>
      <text:p text:style-name="P4"><text:tab/>dict_size+=1</text:p>
      <text:p text:style-name="P4">w = ""</text:p>
      <text:p text:style-name="P4">result = []</text:p>
      <text:p text:style-name="P4">for c in uncompressed:</text:p>
      <text:p text:style-name="P4"><text:tab/>wc = w + c</text:p>
      <text:p text:style-name="P4"><text:tab/>if wc in dictionary:</text:p>
      <text:p text:style-name="P4"><text:tab/><text:tab/>w = wc</text:p>
      <text:p text:style-name="P4"><text:tab/>else:</text:p>
      <text:p text:style-name="P4"><text:tab/><text:tab/>result.append(dictionary[w])</text:p>
      <text:p text:style-name="P4"><text:tab/><text:tab/>dictionary[wc] = dict_size</text:p>
      <text:p text:style-name="P4"><text:tab/><text:tab/>dict_size += 1</text:p>
      <text:p text:style-name="P4"><text:tab/><text:tab/>w = c</text:p>
      <text:p text:style-name="P4"># Output the code for w.</text:p>
      <text:p text:style-name="P4">if w:</text:p>
      <text:p text:style-name="P4"><text:tab/>result.append(dictionary[w])</text:p>
      <text:p text:style-name="P4">print(result)</text:p>
      <text:p text:style-name="P4"/>
      <text:p text:style-name="P4"/>
      <text:p text:style-name="P4">decoding,py</text:p>
      <text:p text:style-name="P4"/>
      <text:p text:style-name="P4">code=input("Enter the code word: ")</text:p>
      <text:p text:style-name="P4">compressed=code.split(" ")</text:p>
      <text:p text:style-name="P4">map_object=map(int,compressed)</text:p>
      <text:p text:style-name="P4">compressed=list(map_object)</text:p>
      <text:p text:style-name="P4">dictionary={}</text:p>
      <text:p text:style-name="P4">dict_size=1</text:p>
      <text:p text:style-name="P4">n=int(input("Enter the number of inputs in the basic dictionary: "))</text:p>
      <text:p text:style-name="P4">print("Enter the basic dictionary: ")</text:p>
      <text:p text:style-name="P4">for i in range(n):</text:p>
      <text:p text:style-name="P4"><text:tab/>c=input("Enter the character: ")</text:p>
      <text:p text:style-name="P4"><text:tab/>dictionary[dict_size]=c</text:p>
      <text:p text:style-name="P4"><text:tab/>dict_size+=1</text:p>
      <text:p text:style-name="P4">result = ""</text:p>
      <text:p text:style-name="P4">w = dictionary[compressed.pop(0)]</text:p>
      <text:p text:style-name="P4">result+=w</text:p>
      <text:p text:style-name="P4">for k in compressed:</text:p>
      <text:p text:style-name="P4"><text:tab/>if k in dictionary:</text:p>
      <text:p text:style-name="P4"><text:tab/><text:tab/>entry = dictionary[k]</text:p>
      <text:p text:style-name="P4"><text:tab/>elif k == dict_size:</text:p>
      <text:p text:style-name="P4"><text:tab/><text:tab/>entry = w + w[0]</text:p>
      <text:p text:style-name="P4"><text:tab/>else:</text:p>
      <text:p text:style-name="P4"><text:soft-page-break/><text:tab/><text:tab/>raise ValueError('Bad compressed k: %s' % k)</text:p>
      <text:p text:style-name="P4"><text:tab/>result+=entry</text:p>
      <text:p text:style-name="P4"><text:tab/>dictionary[dict_size] = w + entry[0]</text:p>
      <text:p text:style-name="P4"><text:tab/>dict_size += 1</text:p>
      <text:p text:style-name="P4"><text:tab/>w = entry</text:p>
      <text:p text:style-name="P4">print(result)</text:p>
      <text:p text:style-name="P4"/>
      <text:p text:style-name="P5">OUTPUT:</text:p>
      <text:p text:style-name="P5"/>
      <text:p text:style-name="P5">20219053@csadmin-OptiPlex-3050:~/Desktop$ python3 lzwe.py</text:p>
      <text:p text:style-name="P5">Enter the string: manaveshmanavesh</text:p>
      <text:p text:style-name="P5">[1, 2, 3, 2, 4, 5, 6, 7, 8, 10, 12, 14]</text:p>
      <text:p text:style-name="P5"/>
      <text:p text:style-name="P5">20219053@csadmin-OptiPlex-3050:~/Desktop$ python3 lzwd.py</text:p>
      <text:p text:style-name="P5">Enter the code word: 1 2 3 2 4 5 6 7 8 10 12 14</text:p>
      <text:p text:style-name="P5">Enter the number of inputs in the basic dictionary: 7</text:p>
      <text:p text:style-name="P5">Enter the basic dictionary: </text:p>
      <text:p text:style-name="P5">Enter the character: m</text:p>
      <text:p text:style-name="P5">Enter the character: a</text:p>
      <text:p text:style-name="P5">Enter the character: n</text:p>
      <text:p text:style-name="P5">Enter the character: v</text:p>
      <text:p text:style-name="P5">Enter the character: e</text:p>
      <text:p text:style-name="P5">Enter the character: s</text:p>
      <text:p text:style-name="P5">Enter the character: h</text:p>
      <text:p text:style-name="P5">manaveshmanavesh</text:p>
      <text:p text:style-name="P5"/>
      <text:p text:style-name="P5">------------------------------------------------------------------------------------------------------------------------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7T10:57:24.670175677</meta:creation-date>
    <dc:date>2022-10-17T11:26:31.635186866</dc:date>
    <meta:editing-duration>PT6M53S</meta:editing-duration>
    <meta:editing-cycles>1</meta:editing-cycles>
    <meta:document-statistic meta:table-count="0" meta:image-count="0" meta:object-count="0" meta:page-count="30" meta:paragraph-count="1168" meta:word-count="3939" meta:character-count="30111" meta:non-whitespace-character-count="25736"/>
    <meta:generator>LibreOffice/6.0.7.3$Linux_X86_64 LibreOffice_project/00m0$Build-3</meta:generator>
  </office:meta>
</office:document-meta>
</file>